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fo:orphans="2" fo:widows="2"/>
    </style:style>
    <style:style style:name="P2" style:family="paragraph" style:parent-style-name="Standard">
      <style:paragraph-properties fo:line-height="115%" fo:text-align="center" style:justify-single-word="false" fo:orphans="2" fo:widows="2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3" style:family="paragraph" style:parent-style-name="Standard">
      <loext:graphic-properties draw:fill="solid" draw:fill-color="#282a36"/>
      <style:paragraph-properties fo:line-height="135%" fo:background-color="#282a36"/>
      <style:text-properties fo:color="#f8f8f2" style:font-name="Courier New" fo:font-size="10.5pt" style:font-name-asian="Courier New1" style:font-size-asian="10.5pt" style:font-name-complex="Courier New1" style:font-size-complex="10.5pt"/>
    </style:style>
    <style:style style:name="P4" style:family="paragraph" style:parent-style-name="Standard">
      <loext:graphic-properties draw:fill="solid" draw:fill-color="#282a36"/>
      <style:paragraph-properties fo:line-height="135%" fo:background-color="#282a36"/>
    </style:style>
    <style:style style:name="P5" style:family="paragraph" style:parent-style-name="Standard">
      <style:paragraph-properties fo:margin-top="0in" fo:margin-bottom="0.111in" loext:contextual-spacing="false" fo:line-height="105%" fo:text-align="center" style:justify-single-word="false"/>
    </style:style>
    <style:style style:name="P6" style:family="paragraph" style:parent-style-name="Standard" style:list-style-name="WWNum1">
      <style:paragraph-properties fo:margin-left="0.5in" fo:margin-right="0in" fo:margin-top="0in" fo:margin-bottom="0.111in" loext:contextual-spacing="false" fo:line-height="105%" fo:text-align="start" style:justify-single-word="false" fo:text-indent="-0.25in" style:auto-text-indent="false" fo:break-before="pag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>
      <loext:graphic-properties draw:fill="solid" draw:fill-color="#1f1f1f"/>
      <style:paragraph-properties fo:margin-left="0.5in" fo:margin-right="0in" fo:margin-top="0in" fo:margin-bottom="0.111in" loext:contextual-spacing="false" fo:line-height="135%" fo:text-indent="0in" style:auto-text-indent="false" fo:background-color="#1f1f1f"/>
    </style:style>
    <style:style style:name="P9" style:family="paragraph" style:parent-style-name="Standard">
      <loext:graphic-properties draw:fill="solid" draw:fill-color="#1f1f1f"/>
      <style:paragraph-properties fo:margin-left="0.5in" fo:margin-right="0in" fo:margin-top="0in" fo:margin-bottom="0.111in" loext:contextual-spacing="false" fo:line-height="135%" fo:text-indent="0in" style:auto-text-indent="false" fo:background-color="#1f1f1f"/>
      <style:text-properties fo:color="#cccccc" style:font-name="Courier New" fo:font-size="10.5pt" style:font-name-asian="Courier New1" style:font-size-asian="10.5pt" style:font-name-complex="Courier New1" style:font-size-complex="10.5pt" fo:background-color="#000000"/>
    </style:style>
    <style:style style:name="P10" style:family="paragraph" style:parent-style-name="Standard">
      <style:paragraph-properties fo:margin-left="0.5in" fo:margin-right="0in" fo:margin-top="0in" fo:margin-bottom="0.111in" loext:contextual-spacing="false" fo:line-height="105%" fo:text-align="start" style:justify-single-word="false" fo:text-indent="0in" style:auto-text-indent="false"/>
      <style:text-properties style:font-name="Arial" fo:font-size="12pt" style:font-name-asian="Arial1" style:font-size-asian="12pt" style:font-name-complex="Arial1" style:font-size-complex="12pt" fo:background-color="#ffffff"/>
    </style:style>
    <style:style style:name="P11" style:family="paragraph" style:parent-style-name="Standard">
      <style:paragraph-properties fo:margin-left="0.5in" fo:margin-right="0in" fo:margin-top="0in" fo:margin-bottom="0.111in" loext:contextual-spacing="false" fo:line-height="105%" fo:text-align="start" style:justify-single-word="false" fo:text-indent="0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14" style:family="paragraph" style:parent-style-name="Standard">
      <loext:graphic-properties draw:fill="solid" draw:fill-color="#282a36"/>
      <style:paragraph-properties fo:margin-left="0.5in" fo:margin-right="0in" fo:line-height="135%" fo:text-indent="0in" style:auto-text-indent="false" fo:background-color="#282a36"/>
    </style:style>
    <style:style style:name="P15" style:family="paragraph" style:parent-style-name="Standard">
      <loext:graphic-properties draw:fill="solid" draw:fill-color="#282a36"/>
      <style:paragraph-properties fo:margin-left="0.5in" fo:margin-right="0in" fo:line-height="135%" fo:text-indent="0in" style:auto-text-indent="false" fo:background-color="#282a36"/>
      <style:text-properties fo:color="#f8f8f2" style:font-name="Courier New" fo:font-size="10.5pt" style:font-name-asian="Courier New1" style:font-size-asian="10.5pt" style:font-name-complex="Courier New1" style:font-size-complex="10.5pt"/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18" style:family="paragraph" style:parent-style-name="Standard">
      <style:paragraph-properties fo:margin-left="0in" fo:margin-right="0in" fo:text-indent="0.5in" style:auto-text-indent="false"/>
    </style:style>
    <style:style style:name="P19" style:family="paragraph" style:parent-style-name="Standard" style:master-page-name="Standard">
      <style:paragraph-properties fo:line-height="115%" fo:text-align="center" style:justify-single-word="false" fo:orphans="2" fo:widows="2" style:page-number="1"/>
    </style:style>
    <style:style style:name="T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style:font-name="Arial" fo:font-size="12pt" style:font-name-asian="Arial1" style:font-size-asian="12pt" style:font-name-complex="Arial1" style:font-size-complex="12pt"/>
    </style:style>
    <style:style style:name="T3" style:family="text">
      <style:text-properties style:font-name="Arial" fo:font-size="12pt" style:font-name-asian="Arial1" style:font-size-asian="12pt" style:font-name-complex="Arial1" style:font-size-complex="12pt" fo:background-color="#ffffff"/>
    </style:style>
    <style:style style:name="T4" style:family="text">
      <style:text-properties style:font-name="Arial" fo:font-size="12pt" style:font-name-asian="Arial1" style:font-size-asian="12pt" style:font-name-complex="Arial1" style:font-size-complex="12pt" fo:background-color="#000000"/>
    </style:style>
    <style:style style:name="T5" style:family="text">
      <style:text-properties style:font-name="Arial" fo:font-size="12pt" style:text-underline-style="none" style:font-name-asian="Arial1" style:font-size-asian="12pt" style:font-name-complex="Arial1" style:font-size-complex="12pt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fo:color="#000000" style:font-name="Arial" fo:font-size="12pt" style:text-underline-style="none" style:font-name-asian="Arial1" style:font-size-asian="12pt" style:font-name-complex="Arial1" style:font-size-complex="12pt" fo:background-color="#ffffff"/>
    </style:style>
    <style:style style:name="T8" style:family="text">
      <style:text-properties fo:color="#c586c0" style:font-name="Courier New" fo:font-size="10.5pt" style:font-name-asian="Courier New1" style:font-size-asian="10.5pt" style:font-name-complex="Courier New1" style:font-size-complex="10.5pt" fo:background-color="#000000"/>
    </style:style>
    <style:style style:name="T9" style:family="text">
      <style:text-properties fo:color="#cccccc" style:font-name="Courier New" fo:font-size="10.5pt" style:font-name-asian="Courier New1" style:font-size-asian="10.5pt" style:font-name-complex="Courier New1" style:font-size-complex="10.5pt" fo:background-color="#000000"/>
    </style:style>
    <style:style style:name="T10" style:family="text">
      <style:text-properties fo:color="#cccccc" style:font-name="Courier New" fo:font-size="10.5pt" style:font-name-asian="Courier New1" style:font-size-asian="10.5pt" style:font-name-complex="Courier New1" style:font-size-complex="10.5pt" fo:background-color="#ffffff"/>
    </style:style>
    <style:style style:name="T11" style:family="text">
      <style:text-properties fo:color="#9cdcfe" style:font-name="Courier New" fo:font-size="10.5pt" style:font-name-asian="Courier New1" style:font-size-asian="10.5pt" style:font-name-complex="Courier New1" style:font-size-complex="10.5pt" fo:background-color="#000000"/>
    </style:style>
    <style:style style:name="T12" style:family="text">
      <style:text-properties fo:color="#ce9178" style:font-name="Courier New" fo:font-size="10.5pt" style:font-name-asian="Courier New1" style:font-size-asian="10.5pt" style:font-name-complex="Courier New1" style:font-size-complex="10.5pt" fo:background-color="#000000"/>
    </style:style>
    <style:style style:name="T13" style:family="text">
      <style:text-properties fo:color="#6a9955" style:font-name="Courier New" fo:font-size="10.5pt" style:font-name-asian="Courier New1" style:font-size-asian="10.5pt" style:font-name-complex="Courier New1" style:font-size-complex="10.5pt" fo:background-color="#000000"/>
    </style:style>
    <style:style style:name="T14" style:family="text">
      <style:text-properties fo:color="#569cd6" style:font-name="Courier New" fo:font-size="10.5pt" style:font-name-asian="Courier New1" style:font-size-asian="10.5pt" style:font-name-complex="Courier New1" style:font-size-complex="10.5pt" fo:background-color="#000000"/>
    </style:style>
    <style:style style:name="T15" style:family="text">
      <style:text-properties fo:color="#dcdcaa" style:font-name="Courier New" fo:font-size="10.5pt" style:font-name-asian="Courier New1" style:font-size-asian="10.5pt" style:font-name-complex="Courier New1" style:font-size-complex="10.5pt" fo:background-color="#000000"/>
    </style:style>
    <style:style style:name="T16" style:family="text">
      <style:text-properties fo:color="#4fc1ff" style:font-name="Courier New" fo:font-size="10.5pt" style:font-name-asian="Courier New1" style:font-size-asian="10.5pt" style:font-name-complex="Courier New1" style:font-size-complex="10.5pt" fo:background-color="#000000"/>
    </style:style>
    <style:style style:name="T17" style:family="text">
      <style:text-properties fo:color="#d4d4d4" style:font-name="Courier New" fo:font-size="10.5pt" style:font-name-asian="Courier New1" style:font-size-asian="10.5pt" style:font-name-complex="Courier New1" style:font-size-complex="10.5pt" fo:background-color="#000000"/>
    </style:style>
    <style:style style:name="T18" style:family="text">
      <style:text-properties fo:color="#4ec9b0" style:font-name="Courier New" fo:font-size="10.5pt" style:font-name-asian="Courier New1" style:font-size-asian="10.5pt" style:font-name-complex="Courier New1" style:font-size-complex="10.5pt" fo:background-color="#000000"/>
    </style:style>
    <style:style style:name="T19" style:family="text">
      <style:text-properties fo:color="#808080" style:font-name="Courier New" fo:font-size="10.5pt" style:font-name-asian="Courier New1" style:font-size-asian="10.5pt" style:font-name-complex="Courier New1" style:font-size-complex="10.5pt" fo:background-color="#000000"/>
    </style:style>
    <style:style style:name="T20" style:family="text">
      <style:text-properties fo:color="#b5cea8" style:font-name="Courier New" fo:font-size="10.5pt" style:font-name-asian="Courier New1" style:font-size-asian="10.5pt" style:font-name-complex="Courier New1" style:font-size-complex="10.5pt" fo:background-color="#000000"/>
    </style:style>
    <style:style style:name="T21" style:family="text">
      <style:text-properties fo:color="#c8c8c8" style:font-name="Courier New" fo:font-size="10.5pt" style:font-name-asian="Courier New1" style:font-size-asian="10.5pt" style:font-name-complex="Courier New1" style:font-size-complex="10.5pt" fo:background-color="#000000"/>
    </style:style>
    <style:style style:name="T22" style:family="text">
      <style:text-properties fo:color="#ff79c6" style:font-name="Courier New" fo:font-size="10.5pt" style:font-name-asian="Courier New1" style:font-size-asian="10.5pt" style:font-name-complex="Courier New1" style:font-size-complex="10.5pt"/>
    </style:style>
    <style:style style:name="T23" style:family="text">
      <style:text-properties fo:color="#ff79c6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24" style:family="text">
      <style:text-properties fo:color="#f8f8f2" style:font-name="Courier New" fo:font-size="10.5pt" style:font-name-asian="Courier New1" style:font-size-asian="10.5pt" style:font-name-complex="Courier New1" style:font-size-complex="10.5pt"/>
    </style:style>
    <style:style style:name="T25" style:family="text">
      <style:text-properties fo:color="#8be9fd" style:font-name="Courier New" fo:font-size="10.5pt" style:font-name-asian="Courier New1" style:font-size-asian="10.5pt" style:font-name-complex="Courier New1" style:font-size-complex="10.5pt"/>
    </style:style>
    <style:style style:name="T26" style:family="text">
      <style:text-properties fo:color="#8be9fd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27" style:family="text">
      <style:text-properties fo:color="#ffb86c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28" style:family="text">
      <style:text-properties fo:color="#50fa7b" style:font-name="Courier New" fo:font-size="10.5pt" style:font-name-asian="Courier New1" style:font-size-asian="10.5pt" style:font-name-complex="Courier New1" style:font-size-complex="10.5pt"/>
    </style:style>
    <style:style style:name="T29" style:family="text">
      <style:text-properties fo:color="#bd93f9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30" style:family="text">
      <style:text-properties fo:color="#bd93f9" style:font-name="Courier New" fo:font-size="10.5pt" style:font-name-asian="Courier New1" style:font-size-asian="10.5pt" style:font-name-complex="Courier New1" style:font-size-complex="10.5pt"/>
    </style:style>
    <style:style style:name="T31" style:family="text">
      <style:text-properties fo:color="#e9f284" style:font-name="Courier New" fo:font-size="10.5pt" style:font-name-asian="Courier New1" style:font-size-asian="10.5pt" style:font-name-complex="Courier New1" style:font-size-complex="10.5pt"/>
    </style:style>
    <style:style style:name="T32" style:family="text">
      <style:text-properties fo:color="#f1fa8c" style:font-name="Courier New" fo:font-size="10.5pt" style:font-name-asian="Courier New1" style:font-size-asian="10.5pt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IFTM - INSTITUTO FEDERAL DO TRIÂNGULO MINEIRO</text:span></text:p>
      <text:p text:style-name="P1"><text:span text:style-name="T1">ENGENHARIA DE COMPUTAÇÃO</text:span></text:p>
      <text:p text:style-name="P2"/>
      <text:p text:style-name="P2"/>
      <text:p text:style-name="P2"/>
      <text:p text:style-name="P1"><text:span text:style-name="T2">Rafael de Oliveira Évora</text:span></text:p>
      <text:p text:style-name="P1"><text:span text:style-name="T2">Yuri David Silva Duart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TERCEIRA ETAPA - FRONT E BACK-END</text:span></text:p>
      <text:p text:style-name="P1"><text:span text:style-name="T1">BACK EXPRESS.JS E FRONT REACT</text:span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pan text:style-name="T1">Uberaba</text:span></text:p>
      <text:p text:style-name="P5"><text:span text:style-name="T1">2024</text:span></text:p>
      <text:list xml:id="list2186796165" text:style-name="WWNum1">
        <text:list-item>
          <text:p text:style-name="P6"><text:span text:style-name="T3">Para criar um formulário em react, primeiro crie uma pasta chamada “Screen” dentro de src e depois uma pasta “Formulario” dentro de “Screen”. Na pasta “Formulario” crie um arquivo “Formulario.tsx” e siga este código:</text:span></text:p>
        </text:list-item>
      </text:list>
      <text:p text:style-name="P8"><text:span text:style-name="T8">import</text:span><text:span text:style-name="T9"> </text:span><text:span text:style-name="T11">React</text:span><text:span text:style-name="T9">, { </text:span><text:span text:style-name="T11">useState</text:span><text:span text:style-name="T9"> } </text:span><text:span text:style-name="T8">from</text:span><text:span text:style-name="T9"> </text:span><text:span text:style-name="T12">"react"</text:span><text:span text:style-name="T9">; </text:span><text:span text:style-name="T13">//Importa o React</text:span></text:p>
      <text:p text:style-name="P8"><text:span text:style-name="T8">import</text:span><text:span text:style-name="T9"> </text:span><text:span text:style-name="T12">"../Formulario/Formulario.css"</text:span><text:span text:style-name="T9">; </text:span><text:span text:style-name="T13">//Importa o css do formulário</text:span></text:p>
      <text:p text:style-name="P9"/>
      <text:p text:style-name="P8"><text:span text:style-name="T14">function</text:span><text:span text:style-name="T9"> </text:span><text:span text:style-name="T15">Formulario</text:span><text:span text:style-name="T9">() {</text:span></text:p>
      <text:p text:style-name="P8"><text:span text:style-name="T9"><text:s text:c="4"/></text:span><text:span text:style-name="T13">//Neste useState nós criaremos nossas variáveis</text:span></text:p>
      <text:p text:style-name="P8"><text:span text:style-name="T9"><text:s text:c="4"/></text:span><text:span text:style-name="T14">const</text:span><text:span text:style-name="T9"> [</text:span><text:span text:style-name="T16">formState</text:span><text:span text:style-name="T9">, </text:span><text:span text:style-name="T15">setFormState</text:span><text:span text:style-name="T9">] </text:span><text:span text:style-name="T17">=</text:span><text:span text:style-name="T9"> </text:span><text:span text:style-name="T15">useState</text:span><text:span text:style-name="T9">({</text:span></text:p>
      <text:p text:style-name="P8"><text:span text:style-name="T9"><text:s text:c="8"/></text:span><text:span text:style-name="T11">texto:</text:span><text:span text:style-name="T9"> </text:span><text:span text:style-name="T12">""</text:span><text:span text:style-name="T9">,</text:span></text:p>
      <text:p text:style-name="P8"><text:span text:style-name="T9"><text:s text:c="8"/></text:span><text:span text:style-name="T11">inteiro:</text:span><text:span text:style-name="T9"> </text:span><text:span text:style-name="T12">""</text:span><text:span text:style-name="T9">,</text:span></text:p>
      <text:p text:style-name="P8"><text:span text:style-name="T9"><text:s text:c="8"/></text:span><text:span text:style-name="T11">booleano:</text:span><text:span text:style-name="T9"> </text:span><text:span text:style-name="T14">false</text:span><text:span text:style-name="T9">,</text:span></text:p>
      <text:p text:style-name="P8"><text:span text:style-name="T9"><text:s text:c="8"/></text:span><text:span text:style-name="T11">opcaoSelect:</text:span><text:span text:style-name="T9"> </text:span><text:span text:style-name="T12">""</text:span><text:span text:style-name="T9">,</text:span></text:p>
      <text:p text:style-name="P8"><text:span text:style-name="T9"><text:s text:c="4"/>});</text:span></text:p>
      <text:p text:style-name="P9"/>
      <text:p text:style-name="P8"><text:span text:style-name="T9"><text:s text:c="4"/></text:span><text:span text:style-name="T14">const</text:span><text:span text:style-name="T9"> [</text:span><text:span text:style-name="T16">responseData</text:span><text:span text:style-name="T9">, </text:span><text:span text:style-name="T15">setResponseData</text:span><text:span text:style-name="T9">] </text:span><text:span text:style-name="T17">=</text:span><text:span text:style-name="T9"> </text:span><text:span text:style-name="T15">useState</text:span><text:span text:style-name="T9">(</text:span><text:span text:style-name="T14">null</text:span><text:span text:style-name="T9">); </text:span><text:span text:style-name="T13">// Estado para armazenar os dados recebidos do backend</text:span></text:p>
      <text:p text:style-name="P9"/>
      <text:p text:style-name="P8"><text:span text:style-name="T9"><text:s text:c="4"/></text:span><text:span text:style-name="T13">//A cada mudança no formulário essa função receberá o evento e trará as mudanças para as variáveis</text:span></text:p>
      <text:p text:style-name="P8"><text:span text:style-name="T9"><text:s text:c="4"/></text:span><text:span text:style-name="T14">const</text:span><text:span text:style-name="T9"> </text:span><text:span text:style-name="T15">handleChange</text:span><text:span text:style-name="T9"> </text:span><text:span text:style-name="T17">=</text:span><text:span text:style-name="T9"> (</text:span><text:span text:style-name="T11">event</text:span><text:span text:style-name="T9">) </text:span><text:span text:style-name="T14">=&gt;</text:span><text:span text:style-name="T9"> {</text:span></text:p>
      <text:p text:style-name="P8"><text:span text:style-name="T9"><text:s text:c="8"/></text:span><text:span text:style-name="T14">const</text:span><text:span text:style-name="T9"> { </text:span><text:span text:style-name="T16">name</text:span><text:span text:style-name="T9">, </text:span><text:span text:style-name="T16">value</text:span><text:span text:style-name="T9">, </text:span><text:span text:style-name="T16">type</text:span><text:span text:style-name="T9">, </text:span><text:span text:style-name="T16">checked</text:span><text:span text:style-name="T9"> } </text:span><text:span text:style-name="T17">=</text:span><text:span text:style-name="T9"> </text:span><text:span text:style-name="T11">event</text:span><text:span text:style-name="T9">.</text:span><text:span text:style-name="T11">target</text:span><text:span text:style-name="T9">;</text:span></text:p>
      <text:p text:style-name="P8"><text:span text:style-name="T9"><text:s text:c="8"/></text:span><text:span text:style-name="T15">setFormState</text:span><text:span text:style-name="T9">((</text:span><text:span text:style-name="T11">prevState</text:span><text:span text:style-name="T9">) </text:span><text:span text:style-name="T14">=&gt;</text:span><text:span text:style-name="T9"> ({</text:span></text:p>
      <text:p text:style-name="P8"><text:span text:style-name="T9"><text:s text:c="12"/></text:span><text:span text:style-name="T17">...</text:span><text:span text:style-name="T11">prevState</text:span><text:span text:style-name="T9">,</text:span></text:p>
      <text:p text:style-name="P8"><text:span text:style-name="T9"><text:s text:c="12"/></text:span><text:span text:style-name="T11">[</text:span><text:span text:style-name="T16">name</text:span><text:span text:style-name="T11">]:</text:span><text:span text:style-name="T9"> </text:span><text:span text:style-name="T16">type</text:span><text:span text:style-name="T9"> </text:span><text:span text:style-name="T17">===</text:span><text:span text:style-name="T9"> </text:span><text:span text:style-name="T12">"checkbox"</text:span><text:span text:style-name="T9"> </text:span><text:span text:style-name="T17">?</text:span><text:span text:style-name="T9"> </text:span><text:span text:style-name="T16">checked</text:span><text:span text:style-name="T9"> </text:span><text:span text:style-name="T17">:</text:span><text:span text:style-name="T9"> </text:span><text:span text:style-name="T16">value</text:span><text:span text:style-name="T9">,</text:span></text:p>
      <text:p text:style-name="P8"><text:soft-page-break/><text:span text:style-name="T9"><text:s text:c="8"/>}));</text:span></text:p>
      <text:p text:style-name="P9"/>
      <text:p text:style-name="P8"><text:span text:style-name="T9"><text:s text:c="4"/>};</text:span></text:p>
      <text:p text:style-name="P9"/>
      <text:p text:style-name="P8"><text:span text:style-name="T9"><text:s text:c="4"/></text:span><text:span text:style-name="T13">//Ao submeter essa função será chamada e ela irá mandar as informações para o back-end</text:span></text:p>
      <text:p text:style-name="P8"><text:span text:style-name="T9"><text:s text:c="4"/></text:span><text:span text:style-name="T14">const</text:span><text:span text:style-name="T9"> </text:span><text:span text:style-name="T15">handleSubmit</text:span><text:span text:style-name="T9"> </text:span><text:span text:style-name="T17">=</text:span><text:span text:style-name="T9"> (</text:span><text:span text:style-name="T11">event</text:span><text:span text:style-name="T9">) </text:span><text:span text:style-name="T14">=&gt;</text:span><text:span text:style-name="T9"> {</text:span></text:p>
      <text:p text:style-name="P8"><text:span text:style-name="T9"><text:s text:c="8"/></text:span><text:span text:style-name="T11">event</text:span><text:span text:style-name="T9">.</text:span><text:span text:style-name="T15">preventDefault</text:span><text:span text:style-name="T9">();</text:span></text:p>
      <text:p text:style-name="P8"><text:span text:style-name="T9"><text:s text:c="8"/></text:span><text:span text:style-name="T15">fetch</text:span><text:span text:style-name="T9">(</text:span><text:span text:style-name="T12">"http://localhost:5000/api/formulario"</text:span><text:span text:style-name="T9">, {</text:span></text:p>
      <text:p text:style-name="P8"><text:span text:style-name="T9"><text:s text:c="12"/></text:span><text:span text:style-name="T11">method:</text:span><text:span text:style-name="T9"> </text:span><text:span text:style-name="T12">"POST"</text:span><text:span text:style-name="T9">,</text:span></text:p>
      <text:p text:style-name="P8"><text:span text:style-name="T9"><text:s text:c="12"/></text:span><text:span text:style-name="T11">headers:</text:span><text:span text:style-name="T9"> {</text:span></text:p>
      <text:p text:style-name="P8"><text:span text:style-name="T9"><text:s text:c="16"/></text:span><text:span text:style-name="T12">"Content-Type"</text:span><text:span text:style-name="T11">:</text:span><text:span text:style-name="T9"> </text:span><text:span text:style-name="T12">"application/json"</text:span><text:span text:style-name="T9">,</text:span></text:p>
      <text:p text:style-name="P8"><text:span text:style-name="T9"><text:s text:c="12"/>},</text:span></text:p>
      <text:p text:style-name="P8"><text:span text:style-name="T9"><text:s text:c="12"/></text:span><text:span text:style-name="T11">body:</text:span><text:span text:style-name="T9"> </text:span><text:span text:style-name="T11">JSON</text:span><text:span text:style-name="T9">.</text:span><text:span text:style-name="T15">stringify</text:span><text:span text:style-name="T9">(</text:span><text:span text:style-name="T16">formState</text:span><text:span text:style-name="T9">),</text:span></text:p>
      <text:p text:style-name="P8"><text:span text:style-name="T9"><text:s text:c="8"/>})</text:span></text:p>
      <text:p text:style-name="P8"><text:span text:style-name="T9"><text:s text:c="12"/>.</text:span><text:span text:style-name="T15">then</text:span><text:span text:style-name="T9">((</text:span><text:span text:style-name="T11">response</text:span><text:span text:style-name="T9">) </text:span><text:span text:style-name="T14">=&gt;</text:span><text:span text:style-name="T9"> {</text:span></text:p>
      <text:p text:style-name="P8"><text:span text:style-name="T9"><text:s text:c="16"/></text:span><text:span text:style-name="T8">if</text:span><text:span text:style-name="T9"> (</text:span><text:span text:style-name="T11">response</text:span><text:span text:style-name="T9">.</text:span><text:span text:style-name="T16">ok</text:span><text:span text:style-name="T9">) {</text:span></text:p>
      <text:p text:style-name="P8"><text:span text:style-name="T9"><text:s text:c="20"/></text:span><text:span text:style-name="T8">return</text:span><text:span text:style-name="T9"> </text:span><text:span text:style-name="T11">response</text:span><text:span text:style-name="T9">.</text:span><text:span text:style-name="T15">json</text:span><text:span text:style-name="T9">(); </text:span><text:span text:style-name="T13">// Converter a resposta para JSON</text:span></text:p>
      <text:p text:style-name="P8"><text:span text:style-name="T9"><text:s text:c="16"/>}</text:span></text:p>
      <text:p text:style-name="P8"><text:span text:style-name="T9"><text:s text:c="16"/></text:span><text:span text:style-name="T8">throw</text:span><text:span text:style-name="T9"> </text:span><text:span text:style-name="T14">new</text:span><text:span text:style-name="T9"> </text:span><text:span text:style-name="T18">Error</text:span><text:span text:style-name="T9">(</text:span><text:span text:style-name="T12">"Erro ao enviar dados."</text:span><text:span text:style-name="T9">);</text:span></text:p>
      <text:p text:style-name="P8"><text:span text:style-name="T9"><text:s text:c="12"/>})</text:span></text:p>
      <text:p text:style-name="P8"><text:span text:style-name="T9"><text:s text:c="12"/>.</text:span><text:span text:style-name="T15">then</text:span><text:span text:style-name="T9">((</text:span><text:span text:style-name="T11">data</text:span><text:span text:style-name="T9">) </text:span><text:span text:style-name="T14">=&gt;</text:span><text:span text:style-name="T9"> {</text:span></text:p>
      <text:p text:style-name="P8"><text:soft-page-break/><text:span text:style-name="T9"><text:s text:c="16"/></text:span><text:span text:style-name="T15">setResponseData</text:span><text:span text:style-name="T9">(</text:span><text:span text:style-name="T11">data</text:span><text:span text:style-name="T9">); </text:span><text:span text:style-name="T13">// Armazenar os dados recebidos do backend no estado</text:span></text:p>
      <text:p text:style-name="P8"><text:span text:style-name="T9"><text:s text:c="12"/>})</text:span></text:p>
      <text:p text:style-name="P8"><text:span text:style-name="T9"><text:s text:c="12"/>.</text:span><text:span text:style-name="T15">catch</text:span><text:span text:style-name="T9">((</text:span><text:span text:style-name="T11">error</text:span><text:span text:style-name="T9">) </text:span><text:span text:style-name="T14">=&gt;</text:span><text:span text:style-name="T9"> {</text:span></text:p>
      <text:p text:style-name="P8"><text:span text:style-name="T9"><text:s text:c="16"/></text:span><text:span text:style-name="T11">console</text:span><text:span text:style-name="T9">.</text:span><text:span text:style-name="T15">error</text:span><text:span text:style-name="T9">(</text:span><text:span text:style-name="T12">"Erro:"</text:span><text:span text:style-name="T9">, </text:span><text:span text:style-name="T11">error</text:span><text:span text:style-name="T9">);</text:span></text:p>
      <text:p text:style-name="P8"><text:span text:style-name="T9"><text:s text:c="12"/>});</text:span></text:p>
      <text:p text:style-name="P8"><text:span text:style-name="T9"><text:s text:c="4"/>};</text:span></text:p>
      <text:p text:style-name="P9"/>
      <text:p text:style-name="P8"><text:span text:style-name="T9"><text:s text:c="4"/></text:span><text:span text:style-name="T13">//Aqui fica todo o código HTML e REACT do nosso formulário</text:span></text:p>
      <text:p text:style-name="P8"><text:span text:style-name="T9"><text:s text:c="4"/></text:span><text:span text:style-name="T8">return</text:span><text:span text:style-name="T9"> (</text:span></text:p>
      <text:p text:style-name="P8"><text:span text:style-name="T9"><text:s text:c="8"/></text:span><text:span text:style-name="T19">&lt;</text:span><text:span text:style-name="T14">body</text:span><text:span text:style-name="T19">&gt;</text:span></text:p>
      <text:p text:style-name="P8"><text:span text:style-name="T9"><text:s text:c="12"/></text:span><text:span text:style-name="T19">&lt;</text:span><text:span text:style-name="T14">form</text:span><text:span text:style-name="T9"> </text:span><text:span text:style-name="T11">onSubmit</text:span><text:span text:style-name="T17">=</text:span><text:span text:style-name="T14">{</text:span><text:span text:style-name="T15">handleSubmit</text:span><text:span text:style-name="T14">}</text:span><text:span text:style-name="T19">&gt;</text:span></text:p>
      <text:p text:style-name="P8"><text:span text:style-name="T9"><text:s text:c="16"/></text:span><text:span text:style-name="T19">&lt;</text:span><text:span text:style-name="T14">fieldset</text:span><text:span text:style-name="T19">&gt;</text:span></text:p>
      <text:p text:style-name="P8"><text:span text:style-name="T9"><text:s text:c="20"/></text:span><text:span text:style-name="T19">&lt;</text:span><text:span text:style-name="T14">legend</text:span><text:span text:style-name="T19">&gt;</text:span><text:span text:style-name="T9">Formulário</text:span><text:span text:style-name="T19">&lt;/</text:span><text:span text:style-name="T14">legend</text:span><text:span text:style-name="T19">&gt;</text:span></text:p>
      <text:p text:style-name="P8"><text:span text:style-name="T9"><text:s text:c="20"/></text:span><text:span text:style-name="T19">&lt;</text:span><text:span text:style-name="T14">label</text:span><text:span text:style-name="T9"> </text:span><text:span text:style-name="T11">htmlFor</text:span><text:span text:style-name="T17">=</text:span><text:span text:style-name="T12">"texto"</text:span><text:span text:style-name="T19">&gt;</text:span><text:span text:style-name="T9">Texto: </text:span><text:span text:style-name="T19">&lt;/</text:span><text:span text:style-name="T14">label</text:span><text:span text:style-name="T19">&gt;</text:span></text:p>
      <text:p text:style-name="P8"><text:span text:style-name="T9"><text:s text:c="20"/></text:span><text:span text:style-name="T19">&lt;</text:span><text:span text:style-name="T14">input</text:span></text:p>
      <text:p text:style-name="P8"><text:span text:style-name="T9"><text:s text:c="24"/></text:span><text:span text:style-name="T11">type</text:span><text:span text:style-name="T17">=</text:span><text:span text:style-name="T12">"text"</text:span></text:p>
      <text:p text:style-name="P8"><text:span text:style-name="T9"><text:s text:c="24"/></text:span><text:span text:style-name="T11">name</text:span><text:span text:style-name="T17">=</text:span><text:span text:style-name="T12">"texto"</text:span></text:p>
      <text:p text:style-name="P8"><text:span text:style-name="T9"><text:s text:c="24"/></text:span><text:span text:style-name="T11">id</text:span><text:span text:style-name="T17">=</text:span><text:span text:style-name="T12">"texto"</text:span></text:p>
      <text:p text:style-name="P8"><text:span text:style-name="T9"><text:s text:c="24"/></text:span><text:span text:style-name="T11">placeholder</text:span><text:span text:style-name="T17">=</text:span><text:span text:style-name="T12">"Digite aqui"</text:span></text:p>
      <text:p text:style-name="P8"><text:span text:style-name="T9"><text:s text:c="24"/></text:span><text:span text:style-name="T11">value</text:span><text:span text:style-name="T17">=</text:span><text:span text:style-name="T14">{</text:span><text:span text:style-name="T16">formState</text:span><text:span text:style-name="T17">.</text:span><text:span text:style-name="T11">texto</text:span><text:span text:style-name="T14">}</text:span></text:p>
      <text:p text:style-name="P8"><text:span text:style-name="T9"><text:s text:c="24"/></text:span><text:span text:style-name="T11">onChange</text:span><text:span text:style-name="T17">=</text:span><text:span text:style-name="T14">{</text:span><text:span text:style-name="T15">handleChange</text:span><text:span text:style-name="T14">}</text:span></text:p>
      <text:p text:style-name="P8"><text:soft-page-break/><text:span text:style-name="T9"><text:s text:c="20"/></text:span><text:span text:style-name="T19">/&gt;</text:span></text:p>
      <text:p text:style-name="P8"><text:span text:style-name="T9"><text:s text:c="20"/></text:span><text:span text:style-name="T19">&lt;</text:span><text:span text:style-name="T14">br</text:span><text:span text:style-name="T9"> </text:span><text:span text:style-name="T19">/&gt;</text:span></text:p>
      <text:p text:style-name="P8"><text:span text:style-name="T9"><text:s text:c="20"/></text:span><text:span text:style-name="T19">&lt;</text:span><text:span text:style-name="T14">label</text:span><text:span text:style-name="T9"> </text:span><text:span text:style-name="T11">htmlFor</text:span><text:span text:style-name="T17">=</text:span><text:span text:style-name="T12">"inteiro"</text:span><text:span text:style-name="T19">&gt;</text:span><text:span text:style-name="T9">Inteiro: </text:span><text:span text:style-name="T19">&lt;/</text:span><text:span text:style-name="T14">label</text:span><text:span text:style-name="T19">&gt;</text:span></text:p>
      <text:p text:style-name="P8"><text:span text:style-name="T9"><text:s text:c="20"/></text:span><text:span text:style-name="T19">&lt;</text:span><text:span text:style-name="T14">input</text:span></text:p>
      <text:p text:style-name="P8"><text:span text:style-name="T9"><text:s text:c="24"/></text:span><text:span text:style-name="T11">type</text:span><text:span text:style-name="T17">=</text:span><text:span text:style-name="T12">"number"</text:span></text:p>
      <text:p text:style-name="P8"><text:span text:style-name="T9"><text:s text:c="24"/></text:span><text:span text:style-name="T11">name</text:span><text:span text:style-name="T17">=</text:span><text:span text:style-name="T12">"inteiro"</text:span></text:p>
      <text:p text:style-name="P8"><text:span text:style-name="T9"><text:s text:c="24"/></text:span><text:span text:style-name="T11">id</text:span><text:span text:style-name="T17">=</text:span><text:span text:style-name="T12">"inteiro"</text:span></text:p>
      <text:p text:style-name="P8"><text:span text:style-name="T9"><text:s text:c="24"/></text:span><text:span text:style-name="T11">placeholder</text:span><text:span text:style-name="T17">=</text:span><text:span text:style-name="T12">"Número"</text:span></text:p>
      <text:p text:style-name="P8"><text:span text:style-name="T9"><text:s text:c="24"/></text:span><text:span text:style-name="T11">step</text:span><text:span text:style-name="T17">=</text:span><text:span text:style-name="T14">{</text:span><text:span text:style-name="T20">1</text:span><text:span text:style-name="T14">}</text:span></text:p>
      <text:p text:style-name="P8"><text:span text:style-name="T9"><text:s text:c="24"/></text:span><text:span text:style-name="T11">value</text:span><text:span text:style-name="T17">=</text:span><text:span text:style-name="T14">{</text:span><text:span text:style-name="T16">formState</text:span><text:span text:style-name="T17">.</text:span><text:span text:style-name="T11">inteiro</text:span><text:span text:style-name="T14">}</text:span></text:p>
      <text:p text:style-name="P8"><text:span text:style-name="T9"><text:s text:c="24"/></text:span><text:span text:style-name="T11">onChange</text:span><text:span text:style-name="T17">=</text:span><text:span text:style-name="T14">{</text:span><text:span text:style-name="T15">handleChange</text:span><text:span text:style-name="T14">}</text:span></text:p>
      <text:p text:style-name="P8"><text:span text:style-name="T9"><text:s text:c="20"/></text:span><text:span text:style-name="T19">/&gt;</text:span></text:p>
      <text:p text:style-name="P8"><text:span text:style-name="T9"><text:s text:c="20"/></text:span><text:span text:style-name="T19">&lt;</text:span><text:span text:style-name="T14">br</text:span><text:span text:style-name="T9"> </text:span><text:span text:style-name="T19">/&gt;</text:span></text:p>
      <text:p text:style-name="P8"><text:span text:style-name="T9"><text:s text:c="20"/></text:span><text:span text:style-name="T19">&lt;</text:span><text:span text:style-name="T14">label</text:span><text:span text:style-name="T9"> </text:span><text:span text:style-name="T11">htmlFor</text:span><text:span text:style-name="T17">=</text:span><text:span text:style-name="T12">"booleano"</text:span><text:span text:style-name="T19">&gt;</text:span><text:span text:style-name="T9">Booleano: </text:span><text:span text:style-name="T19">&lt;/</text:span><text:span text:style-name="T14">label</text:span><text:span text:style-name="T19">&gt;</text:span></text:p>
      <text:p text:style-name="P8"><text:span text:style-name="T9"><text:s text:c="20"/></text:span><text:span text:style-name="T19">&lt;</text:span><text:span text:style-name="T14">input</text:span></text:p>
      <text:p text:style-name="P8"><text:span text:style-name="T9"><text:s text:c="24"/></text:span><text:span text:style-name="T11">type</text:span><text:span text:style-name="T17">=</text:span><text:span text:style-name="T12">"checkbox"</text:span></text:p>
      <text:p text:style-name="P8"><text:span text:style-name="T9"><text:s text:c="24"/></text:span><text:span text:style-name="T11">name</text:span><text:span text:style-name="T17">=</text:span><text:span text:style-name="T12">"booleano"</text:span></text:p>
      <text:p text:style-name="P8"><text:span text:style-name="T9"><text:s text:c="24"/></text:span><text:span text:style-name="T11">id</text:span><text:span text:style-name="T17">=</text:span><text:span text:style-name="T12">"booleano"</text:span></text:p>
      <text:p text:style-name="P8"><text:span text:style-name="T9"><text:s text:c="24"/></text:span><text:span text:style-name="T11">checked</text:span><text:span text:style-name="T17">=</text:span><text:span text:style-name="T14">{</text:span><text:span text:style-name="T16">formState</text:span><text:span text:style-name="T17">.</text:span><text:span text:style-name="T11">booleano</text:span><text:span text:style-name="T14">}</text:span></text:p>
      <text:p text:style-name="P8"><text:span text:style-name="T9"><text:s text:c="24"/></text:span><text:span text:style-name="T11">onChange</text:span><text:span text:style-name="T17">=</text:span><text:span text:style-name="T14">{</text:span><text:span text:style-name="T15">handleChange</text:span><text:span text:style-name="T14">}</text:span></text:p>
      <text:p text:style-name="P8"><text:span text:style-name="T9"><text:s text:c="20"/></text:span><text:span text:style-name="T19">/&gt;</text:span></text:p>
      <text:p text:style-name="P8"><text:soft-page-break/><text:span text:style-name="T9"><text:s text:c="20"/></text:span><text:span text:style-name="T19">&lt;</text:span><text:span text:style-name="T14">br</text:span><text:span text:style-name="T9"> </text:span><text:span text:style-name="T19">/&gt;</text:span></text:p>
      <text:p text:style-name="P8"><text:span text:style-name="T9"><text:s text:c="20"/></text:span><text:span text:style-name="T19">&lt;</text:span><text:span text:style-name="T14">label</text:span><text:span text:style-name="T9"> </text:span><text:span text:style-name="T11">htmlFor</text:span><text:span text:style-name="T17">=</text:span><text:span text:style-name="T12">"opcaoSelect"</text:span><text:span text:style-name="T19">&gt;</text:span><text:span text:style-name="T9">Dropbox: </text:span><text:span text:style-name="T19">&lt;/</text:span><text:span text:style-name="T14">label</text:span><text:span text:style-name="T19">&gt;</text:span></text:p>
      <text:p text:style-name="P8"><text:span text:style-name="T9"><text:s text:c="20"/></text:span><text:span text:style-name="T19">&lt;</text:span><text:span text:style-name="T14">select</text:span></text:p>
      <text:p text:style-name="P8"><text:span text:style-name="T9"><text:s text:c="24"/></text:span><text:span text:style-name="T11">name</text:span><text:span text:style-name="T17">=</text:span><text:span text:style-name="T12">"opcaoSelect"</text:span></text:p>
      <text:p text:style-name="P8"><text:span text:style-name="T9"><text:s text:c="24"/></text:span><text:span text:style-name="T11">id</text:span><text:span text:style-name="T17">=</text:span><text:span text:style-name="T12">"opcaoSelect"</text:span></text:p>
      <text:p text:style-name="P8"><text:span text:style-name="T9"><text:s text:c="24"/></text:span><text:span text:style-name="T11">value</text:span><text:span text:style-name="T17">=</text:span><text:span text:style-name="T14">{</text:span><text:span text:style-name="T16">formState</text:span><text:span text:style-name="T17">.</text:span><text:span text:style-name="T11">opcaoSelect</text:span><text:span text:style-name="T14">}</text:span></text:p>
      <text:p text:style-name="P8"><text:span text:style-name="T9"><text:s text:c="24"/></text:span><text:span text:style-name="T11">onChange</text:span><text:span text:style-name="T17">=</text:span><text:span text:style-name="T14">{</text:span><text:span text:style-name="T15">handleChange</text:span><text:span text:style-name="T14">}</text:span></text:p>
      <text:p text:style-name="P8"><text:span text:style-name="T9"><text:s text:c="20"/></text:span><text:span text:style-name="T19">&gt;</text:span></text:p>
      <text:p text:style-name="P8"><text:span text:style-name="T9"><text:s text:c="24"/></text:span><text:span text:style-name="T19">&lt;</text:span><text:span text:style-name="T14">option</text:span><text:span text:style-name="T9"> </text:span><text:span text:style-name="T11">value</text:span><text:span text:style-name="T17">=</text:span><text:span text:style-name="T12">""</text:span><text:span text:style-name="T9"> </text:span><text:span text:style-name="T11">hidden</text:span><text:span text:style-name="T19">&gt;</text:span></text:p>
      <text:p text:style-name="P8"><text:span text:style-name="T9"><text:s text:c="28"/>Selecione uma opção</text:span></text:p>
      <text:p text:style-name="P8"><text:span text:style-name="T9"><text:s text:c="24"/></text:span><text:span text:style-name="T19">&lt;/</text:span><text:span text:style-name="T14">option</text:span><text:span text:style-name="T19">&gt;</text:span></text:p>
      <text:p text:style-name="P8"><text:span text:style-name="T9"><text:s text:c="24"/></text:span><text:span text:style-name="T19">&lt;</text:span><text:span text:style-name="T14">option</text:span><text:span text:style-name="T9"> </text:span><text:span text:style-name="T11">value</text:span><text:span text:style-name="T17">=</text:span><text:span text:style-name="T12">"opcao1"</text:span><text:span text:style-name="T19">&gt;</text:span><text:span text:style-name="T9">Opção 1</text:span><text:span text:style-name="T19">&lt;/</text:span><text:span text:style-name="T14">option</text:span><text:span text:style-name="T19">&gt;</text:span></text:p>
      <text:p text:style-name="P8"><text:span text:style-name="T9"><text:s text:c="24"/></text:span><text:span text:style-name="T19">&lt;</text:span><text:span text:style-name="T14">option</text:span><text:span text:style-name="T9"> </text:span><text:span text:style-name="T11">value</text:span><text:span text:style-name="T17">=</text:span><text:span text:style-name="T12">"opcao2"</text:span><text:span text:style-name="T19">&gt;</text:span><text:span text:style-name="T9">Opção 2</text:span><text:span text:style-name="T19">&lt;/</text:span><text:span text:style-name="T14">option</text:span><text:span text:style-name="T19">&gt;</text:span></text:p>
      <text:p text:style-name="P8"><text:span text:style-name="T9"><text:s text:c="24"/></text:span><text:span text:style-name="T19">&lt;</text:span><text:span text:style-name="T14">option</text:span><text:span text:style-name="T9"> </text:span><text:span text:style-name="T11">value</text:span><text:span text:style-name="T17">=</text:span><text:span text:style-name="T12">"opcao3"</text:span><text:span text:style-name="T19">&gt;</text:span><text:span text:style-name="T9">Opção 3</text:span><text:span text:style-name="T19">&lt;/</text:span><text:span text:style-name="T14">option</text:span><text:span text:style-name="T19">&gt;</text:span></text:p>
      <text:p text:style-name="P8"><text:span text:style-name="T9"><text:s text:c="24"/></text:span><text:span text:style-name="T19">&lt;</text:span><text:span text:style-name="T14">option</text:span><text:span text:style-name="T9"> </text:span><text:span text:style-name="T11">value</text:span><text:span text:style-name="T17">=</text:span><text:span text:style-name="T12">"opcao4"</text:span><text:span text:style-name="T19">&gt;</text:span><text:span text:style-name="T9">Opção 4</text:span><text:span text:style-name="T19">&lt;/</text:span><text:span text:style-name="T14">option</text:span><text:span text:style-name="T19">&gt;</text:span></text:p>
      <text:p text:style-name="P8"><text:span text:style-name="T9"><text:s text:c="20"/></text:span><text:span text:style-name="T19">&lt;/</text:span><text:span text:style-name="T14">select</text:span><text:span text:style-name="T19">&gt;</text:span></text:p>
      <text:p text:style-name="P8"><text:span text:style-name="T9"><text:s text:c="16"/></text:span><text:span text:style-name="T19">&lt;/</text:span><text:span text:style-name="T14">fieldset</text:span><text:span text:style-name="T19">&gt;</text:span></text:p>
      <text:p text:style-name="P8"><text:span text:style-name="T9"><text:s text:c="16"/></text:span><text:span text:style-name="T19">&lt;</text:span><text:span text:style-name="T14">div</text:span><text:span text:style-name="T9"> </text:span><text:span text:style-name="T11">className</text:span><text:span text:style-name="T17">=</text:span><text:span text:style-name="T12">"botoes_form"</text:span><text:span text:style-name="T19">&gt;</text:span></text:p>
      <text:p text:style-name="P8"><text:span text:style-name="T9"><text:s text:c="20"/></text:span><text:span text:style-name="T19">&lt;</text:span><text:span text:style-name="T14">button</text:span><text:span text:style-name="T9"> </text:span><text:span text:style-name="T11">type</text:span><text:span text:style-name="T17">=</text:span><text:span text:style-name="T12">"submit"</text:span><text:span text:style-name="T9"> </text:span><text:span text:style-name="T11">id</text:span><text:span text:style-name="T17">=</text:span><text:span text:style-name="T12">"submit"</text:span><text:span text:style-name="T19">&gt;</text:span></text:p>
      <text:p text:style-name="P8"><text:span text:style-name="T9"><text:s text:c="24"/>Enviar</text:span></text:p>
      <text:p text:style-name="P8"><text:span text:style-name="T9"><text:s text:c="20"/></text:span><text:span text:style-name="T19">&lt;/</text:span><text:span text:style-name="T14">button</text:span><text:span text:style-name="T19">&gt;</text:span></text:p>
      <text:p text:style-name="P8"><text:soft-page-break/><text:span text:style-name="T9"><text:s text:c="20"/></text:span><text:span text:style-name="T19">&lt;</text:span><text:span text:style-name="T14">button</text:span><text:span text:style-name="T9"> </text:span><text:span text:style-name="T11">type</text:span><text:span text:style-name="T17">=</text:span><text:span text:style-name="T12">"reset"</text:span><text:span text:style-name="T9"> </text:span><text:span text:style-name="T11">id</text:span><text:span text:style-name="T17">=</text:span><text:span text:style-name="T12">"limpar"</text:span><text:span text:style-name="T19">&gt;</text:span></text:p>
      <text:p text:style-name="P8"><text:span text:style-name="T9"><text:s text:c="24"/>Limpar</text:span></text:p>
      <text:p text:style-name="P8"><text:span text:style-name="T9"><text:s text:c="20"/></text:span><text:span text:style-name="T19">&lt;/</text:span><text:span text:style-name="T14">button</text:span><text:span text:style-name="T19">&gt;</text:span></text:p>
      <text:p text:style-name="P8"><text:span text:style-name="T9"><text:s text:c="16"/></text:span><text:span text:style-name="T19">&lt;/</text:span><text:span text:style-name="T14">div</text:span><text:span text:style-name="T19">&gt;</text:span></text:p>
      <text:p text:style-name="P8"><text:span text:style-name="T9"><text:s text:c="16"/></text:span><text:span text:style-name="T14">{</text:span><text:span text:style-name="T16">responseData</text:span><text:span text:style-name="T17"> &amp;&amp; ( </text:span><text:span text:style-name="T13">// Renderizar os dados recebidos somente se houver uma resposta do servidor</text:span></text:p>
      <text:p text:style-name="P8"><text:span text:style-name="T17"><text:s text:c="20"/></text:span><text:span text:style-name="T19">&lt;</text:span><text:span text:style-name="T14">div</text:span><text:span text:style-name="T17"> </text:span><text:span text:style-name="T11">className</text:span><text:span text:style-name="T17">=</text:span><text:span text:style-name="T12">"dados-recebidos"</text:span><text:span text:style-name="T19">&gt;</text:span></text:p>
      <text:p text:style-name="P8"><text:span text:style-name="T17"><text:s text:c="24"/></text:span><text:span text:style-name="T19">&lt;</text:span><text:span text:style-name="T14">h2</text:span><text:span text:style-name="T19">&gt;</text:span><text:span text:style-name="T17">Dados Recebidos do Servidor:</text:span><text:span text:style-name="T19">&lt;/</text:span><text:span text:style-name="T14">h2</text:span><text:span text:style-name="T19">&gt;</text:span></text:p>
      <text:p text:style-name="P8"><text:span text:style-name="T17"><text:s text:c="24"/></text:span><text:span text:style-name="T19">&lt;</text:span><text:span text:style-name="T14">pre</text:span><text:span text:style-name="T19">&gt;</text:span><text:span text:style-name="T17">resposta</text:span><text:span text:style-name="T19">&lt;/</text:span><text:span text:style-name="T14">pre</text:span><text:span text:style-name="T19">&gt;</text:span></text:p>
      <text:p text:style-name="P8"><text:span text:style-name="T17"><text:s text:c="24"/></text:span><text:span text:style-name="T19">&lt;</text:span><text:span text:style-name="T14">pre</text:span><text:span text:style-name="T19">&gt;</text:span><text:span text:style-name="T14">{</text:span><text:span text:style-name="T11">JSON</text:span><text:span text:style-name="T17">.</text:span><text:span text:style-name="T15">stringify</text:span><text:span text:style-name="T17">(</text:span><text:span text:style-name="T16">responseData</text:span><text:span text:style-name="T17">, </text:span><text:span text:style-name="T14">null</text:span><text:span text:style-name="T17">, </text:span><text:span text:style-name="T20">2</text:span><text:span text:style-name="T17">)</text:span><text:span text:style-name="T14">}</text:span><text:span text:style-name="T19">&lt;/</text:span><text:span text:style-name="T14">pre</text:span><text:span text:style-name="T19">&gt;</text:span><text:span text:style-name="T17"> </text:span><text:span text:style-name="T14">{</text:span><text:span text:style-name="T13">/* Exibir os dados recebidos em formato JSON */</text:span><text:span text:style-name="T14">}</text:span></text:p>
      <text:p text:style-name="P8"><text:span text:style-name="T17"><text:s text:c="20"/></text:span><text:span text:style-name="T19">&lt;/</text:span><text:span text:style-name="T14">div</text:span><text:span text:style-name="T19">&gt;</text:span></text:p>
      <text:p text:style-name="P8"><text:span text:style-name="T17"><text:s text:c="16"/>)</text:span><text:span text:style-name="T14">}</text:span></text:p>
      <text:p text:style-name="P8"><text:span text:style-name="T9"><text:s text:c="12"/></text:span><text:span text:style-name="T19">&lt;/</text:span><text:span text:style-name="T14">form</text:span><text:span text:style-name="T19">&gt;</text:span></text:p>
      <text:p text:style-name="P8"><text:span text:style-name="T9"><text:s text:c="12"/></text:span><text:span text:style-name="T19">&lt;</text:span><text:span text:style-name="T14">img</text:span><text:span text:style-name="T9"> </text:span><text:span text:style-name="T11">src</text:span><text:span text:style-name="T17">=</text:span><text:span text:style-name="T12">"/Images/Nuvem.png"</text:span><text:span text:style-name="T9"> </text:span><text:span text:style-name="T11">alt</text:span><text:span text:style-name="T17">=</text:span><text:span text:style-name="T12">"Nuvem"</text:span><text:span text:style-name="T9"> </text:span><text:span text:style-name="T19">/&gt;</text:span></text:p>
      <text:p text:style-name="P8"><text:span text:style-name="T9"><text:s text:c="8"/></text:span><text:span text:style-name="T19">&lt;/</text:span><text:span text:style-name="T14">body</text:span><text:span text:style-name="T19">&gt;</text:span></text:p>
      <text:p text:style-name="P8"><text:span text:style-name="T9"><text:s text:c="4"/>);</text:span></text:p>
      <text:p text:style-name="P8"><text:span text:style-name="T9">}</text:span></text:p>
      <text:p text:style-name="P9"/>
      <text:p text:style-name="P8"><text:span text:style-name="T13">//A função formulário pode ser chamada pelo index.tsx para mostrar a tela do formulário</text:span></text:p>
      <text:p text:style-name="P8"><text:span text:style-name="T8">export</text:span><text:span text:style-name="T9"> </text:span><text:span text:style-name="T8">default</text:span><text:span text:style-name="T9"> </text:span><text:span text:style-name="T15">Formulario</text:span><text:span text:style-name="T9">;</text:span></text:p>
      <text:p text:style-name="P10"/>
      <text:p text:style-name="P11"><text:span text:style-name="T3">Você pode ter percebido que fizemos o import também do arquivo css do Formulário. Para que ele funcione corretamente você deve criar um arquivo “.css” junto do “Formulario.tsx” e seguir os passos seguintes para faze-lo funcionar.</text:span></text:p>
      <text:p text:style-name="P8"><text:soft-page-break/><text:span text:style-name="T11">body</text:span><text:span text:style-name="T9">{</text:span></text:p>
      <text:p text:style-name="P9"/>
      <text:p text:style-name="P8"><text:span text:style-name="T9"><text:s text:c="4"/></text:span><text:span text:style-name="T11">background</text:span><text:span text:style-name="T17">-</text:span><text:span text:style-name="T21">color</text:span><text:span text:style-name="T9">: </text:span><text:span text:style-name="T11">aqua</text:span><text:span text:style-name="T9">;</text:span></text:p>
      <text:p text:style-name="P8"><text:span text:style-name="T9"><text:s text:c="4"/></text:span><text:span text:style-name="T21">overflow</text:span><text:span text:style-name="T9">: </text:span><text:span text:style-name="T11">hidden</text:span><text:span text:style-name="T9">; <text:s text:c="11"/></text:span><text:span text:style-name="T13">/*Proíbe o usuário de escrolar*/</text:span></text:p>
      <text:p text:style-name="P9"/>
      <text:p text:style-name="P8"><text:span text:style-name="T9">}</text:span></text:p>
      <text:p text:style-name="P9"/>
      <text:p text:style-name="P8"><text:span text:style-name="T11">Form</text:span><text:span text:style-name="T9">{</text:span></text:p>
      <text:p text:style-name="P9"/>
      <text:p text:style-name="P8"><text:span text:style-name="T9"><text:s text:c="4"/></text:span><text:span text:style-name="T21">border</text:span><text:span text:style-name="T9">: 2</text:span><text:span text:style-name="T11">px</text:span><text:span text:style-name="T9"> </text:span><text:span text:style-name="T11">solid</text:span><text:span text:style-name="T9">; <text:s text:c="11"/></text:span><text:span text:style-name="T13">/* Adiciona uma borda sólida de 2 pixels na cor preta */</text:span></text:p>
      <text:p text:style-name="P8"><text:span text:style-name="T9"><text:s text:c="4"/></text:span><text:span text:style-name="T21">padding</text:span><text:span text:style-name="T9">: 20</text:span><text:span text:style-name="T11">px</text:span><text:span text:style-name="T9">; <text:s text:c="15"/></text:span><text:span text:style-name="T13">/* Adiciona um espaçamento interno de 20 pixels para melhorar a aparência */</text:span></text:p>
      <text:p text:style-name="P8"><text:span text:style-name="T9"><text:s text:c="4"/></text:span><text:span text:style-name="T11">max</text:span><text:span text:style-name="T17">-</text:span><text:span text:style-name="T21">width</text:span><text:span text:style-name="T9">: 400</text:span><text:span text:style-name="T11">px</text:span><text:span text:style-name="T9">; <text:s text:c="12"/></text:span><text:span text:style-name="T13">/* Define a largura máxima do formulário */</text:span></text:p>
      <text:p text:style-name="P8"><text:span text:style-name="T9"><text:s text:c="4"/></text:span><text:span text:style-name="T21">margin</text:span><text:span text:style-name="T9">: </text:span><text:span text:style-name="T20">0</text:span><text:span text:style-name="T9"> </text:span><text:span text:style-name="T11">auto</text:span><text:span text:style-name="T9">; <text:s text:c="14"/></text:span><text:span text:style-name="T13">/* Define margens automáticas nos lados esquerdo e direito para centralizar horizontalmente */</text:span></text:p>
      <text:p text:style-name="P8"><text:span text:style-name="T9"><text:s text:c="4"/></text:span><text:span text:style-name="T11">margin</text:span><text:span text:style-name="T17">-</text:span><text:span text:style-name="T11">top</text:span><text:span text:style-name="T9">: 30</text:span><text:span text:style-name="T11">vh</text:span><text:span text:style-name="T9">; <text:s text:c="12"/></text:span><text:span text:style-name="T13">/* Adiciona um espaço superior para centralizar verticalmente */</text:span></text:p>
      <text:p text:style-name="P8"><text:span text:style-name="T9"><text:s text:c="4"/></text:span><text:span text:style-name="T11">background</text:span><text:span text:style-name="T17">-</text:span><text:span text:style-name="T21">color</text:span><text:span text:style-name="T9">: </text:span><text:span text:style-name="T11">white</text:span><text:span text:style-name="T9">; <text:s text:c="3"/></text:span><text:span text:style-name="T13">/* Deixa o formulário com fundo branco*/</text:span></text:p>
      <text:p text:style-name="P9"/>
      <text:p text:style-name="P8"><text:span text:style-name="T9">}</text:span></text:p>
      <text:p text:style-name="P9"/>
      <text:p text:style-name="P8"><text:span text:style-name="T11">fieldset</text:span><text:span text:style-name="T9">{</text:span></text:p>
      <text:p text:style-name="P9"/>
      <text:p text:style-name="P8"><text:span text:style-name="T9"><text:s text:c="4"/></text:span><text:span text:style-name="T21">border</text:span><text:span text:style-name="T9">: 2</text:span><text:span text:style-name="T11">px</text:span><text:span text:style-name="T9"> </text:span><text:span text:style-name="T11">solid</text:span><text:span text:style-name="T9">;</text:span></text:p>
      <text:p text:style-name="P9"><text:soft-page-break/></text:p>
      <text:p text:style-name="P8"><text:span text:style-name="T9">}</text:span></text:p>
      <text:p text:style-name="P9"/>
      <text:p text:style-name="P8"><text:span text:style-name="T11">legend</text:span><text:span text:style-name="T9">{</text:span></text:p>
      <text:p text:style-name="P9"/>
      <text:p text:style-name="P8"><text:span text:style-name="T9"><text:s text:c="4"/></text:span><text:span text:style-name="T21">color</text:span><text:span text:style-name="T9">: </text:span><text:span text:style-name="T11">black</text:span><text:span text:style-name="T9">;</text:span></text:p>
      <text:p text:style-name="P8"><text:span text:style-name="T9"><text:s text:c="4"/></text:span><text:span text:style-name="T21">border</text:span><text:span text:style-name="T9">: 2</text:span><text:span text:style-name="T11">px</text:span><text:span text:style-name="T9"> </text:span><text:span text:style-name="T11">solid</text:span><text:span text:style-name="T9">;</text:span></text:p>
      <text:p text:style-name="P8"><text:span text:style-name="T9"><text:s text:c="4"/></text:span><text:span text:style-name="T11">font</text:span><text:span text:style-name="T17">-</text:span><text:span text:style-name="T21">size</text:span><text:span text:style-name="T9">: 25</text:span><text:span text:style-name="T11">px</text:span><text:span text:style-name="T9">;</text:span></text:p>
      <text:p text:style-name="P9"/>
      <text:p text:style-name="P8"><text:span text:style-name="T9">}</text:span></text:p>
      <text:p text:style-name="P9"/>
      <text:p text:style-name="P8"><text:span text:style-name="T11">label</text:span><text:span text:style-name="T9">, </text:span><text:span text:style-name="T11">select</text:span><text:span text:style-name="T9">{</text:span></text:p>
      <text:p text:style-name="P9"/>
      <text:p text:style-name="P8"><text:span text:style-name="T9"><text:s text:c="4"/></text:span><text:span text:style-name="T11">border</text:span><text:span text:style-name="T17">-</text:span><text:span text:style-name="T21">color</text:span><text:span text:style-name="T9">: </text:span><text:span text:style-name="T11">black</text:span><text:span text:style-name="T9">;</text:span></text:p>
      <text:p text:style-name="P9"/>
      <text:p text:style-name="P8"><text:span text:style-name="T9">}</text:span></text:p>
      <text:p text:style-name="P9"/>
      <text:p text:style-name="P8"><text:span text:style-name="T11">img</text:span><text:span text:style-name="T9">{</text:span></text:p>
      <text:p text:style-name="P9"/>
      <text:p text:style-name="P8"><text:span text:style-name="T9"><text:s text:c="4"/></text:span><text:span text:style-name="T21">position</text:span><text:span text:style-name="T9">: </text:span><text:span text:style-name="T11">absolute</text:span><text:span text:style-name="T9">;</text:span></text:p>
      <text:p text:style-name="P8"><text:span text:style-name="T9"><text:s text:c="4"/></text:span><text:span text:style-name="T21">right</text:span><text:span text:style-name="T9">: </text:span><text:span text:style-name="T20">0</text:span><text:span text:style-name="T9">;</text:span></text:p>
      <text:p text:style-name="P8"><text:soft-page-break/><text:span text:style-name="T9"><text:s text:c="4"/></text:span><text:span text:style-name="T21">bottom</text:span><text:span text:style-name="T9">: </text:span><text:span text:style-name="T17">-</text:span><text:span text:style-name="T9">100</text:span><text:span text:style-name="T11">px</text:span><text:span text:style-name="T9">;</text:span></text:p>
      <text:p text:style-name="P9"/>
      <text:p text:style-name="P8"><text:span text:style-name="T9">}</text:span></text:p>
      <text:p text:style-name="P9"/>
      <text:p text:style-name="P8"><text:span text:style-name="T9">.</text:span><text:span text:style-name="T11">botoes_form</text:span><text:span text:style-name="T9">{</text:span></text:p>
      <text:p text:style-name="P9"/>
      <text:p text:style-name="P8"><text:span text:style-name="T9"><text:s text:c="4"/></text:span><text:span text:style-name="T21">display</text:span><text:span text:style-name="T9">: </text:span><text:span text:style-name="T11">flex</text:span><text:span text:style-name="T9">;</text:span></text:p>
      <text:p text:style-name="P8"><text:span text:style-name="T9"><text:s text:c="4"/></text:span><text:span text:style-name="T11">justify</text:span><text:span text:style-name="T17">-</text:span><text:span text:style-name="T21">content</text:span><text:span text:style-name="T9">: </text:span><text:span text:style-name="T11">flex</text:span><text:span text:style-name="T17">-</text:span><text:span text:style-name="T11">end</text:span><text:span text:style-name="T9">;</text:span></text:p>
      <text:p text:style-name="P8"><text:span text:style-name="T9"><text:s text:c="4"/></text:span><text:span text:style-name="T11">margin</text:span><text:span text:style-name="T17">-</text:span><text:span text:style-name="T11">top</text:span><text:span text:style-name="T9">: 10</text:span><text:span text:style-name="T11">px</text:span><text:span text:style-name="T9">;</text:span></text:p>
      <text:p text:style-name="P9"/>
      <text:p text:style-name="P8"><text:span text:style-name="T9">}</text:span></text:p>
      <text:p text:style-name="P9"/>
      <text:p text:style-name="P8"><text:span text:style-name="T9">.</text:span><text:span text:style-name="T11">botoes_form</text:span><text:span text:style-name="T9"> </text:span><text:span text:style-name="T11">button</text:span><text:span text:style-name="T9">{</text:span></text:p>
      <text:p text:style-name="P9"/>
      <text:p text:style-name="P8"><text:span text:style-name="T9"><text:s text:c="4"/></text:span><text:span text:style-name="T21">padding</text:span><text:span text:style-name="T9">: 5</text:span><text:span text:style-name="T11">px</text:span><text:span text:style-name="T9">;</text:span></text:p>
      <text:p text:style-name="P9"/>
      <text:p text:style-name="P8"><text:span text:style-name="T9">}</text:span></text:p>
      <text:p text:style-name="P9"/>
      <text:p text:style-name="P8"><text:span text:style-name="T9">#</text:span><text:span text:style-name="T11">submit</text:span><text:span text:style-name="T9">{</text:span></text:p>
      <text:p text:style-name="P9"/>
      <text:p text:style-name="P8"><text:span text:style-name="T9"><text:s text:c="4"/></text:span><text:span text:style-name="T11">margin</text:span><text:span text:style-name="T17">-</text:span><text:span text:style-name="T21">right</text:span><text:span text:style-name="T9">: 10</text:span><text:span text:style-name="T11">px</text:span><text:span text:style-name="T9">;</text:span></text:p>
      <text:p text:style-name="P8"><text:soft-page-break/><text:span text:style-name="T9"><text:s text:c="4"/></text:span><text:span text:style-name="T21">color</text:span><text:span text:style-name="T9">: </text:span><text:span text:style-name="T11">white</text:span><text:span text:style-name="T9">;</text:span></text:p>
      <text:p text:style-name="P8"><text:span text:style-name="T9"><text:s text:c="4"/></text:span><text:span text:style-name="T11">background</text:span><text:span text:style-name="T17">-</text:span><text:span text:style-name="T21">color</text:span><text:span text:style-name="T9">: </text:span><text:span text:style-name="T15">rgb</text:span><text:span text:style-name="T9">(</text:span><text:span text:style-name="T20">0</text:span><text:span text:style-name="T9">, </text:span><text:span text:style-name="T20">255</text:span><text:span text:style-name="T9">, </text:span><text:span text:style-name="T20">0</text:span><text:span text:style-name="T9">);</text:span></text:p>
      <text:p text:style-name="P8"><text:span text:style-name="T9"><text:s text:c="4"/></text:span><text:span text:style-name="T21">border</text:span><text:span text:style-name="T9">: 1</text:span><text:span text:style-name="T11">px</text:span><text:span text:style-name="T9"> </text:span><text:span text:style-name="T11">solid</text:span><text:span text:style-name="T9"> </text:span><text:span text:style-name="T11">black</text:span><text:span text:style-name="T9">;</text:span></text:p>
      <text:p text:style-name="P8"><text:span text:style-name="T9"><text:s text:c="3"/></text:span></text:p>
      <text:p text:style-name="P9"/>
      <text:p text:style-name="P8"><text:span text:style-name="T9">}</text:span></text:p>
      <text:p text:style-name="P9"/>
      <text:p text:style-name="P8"><text:span text:style-name="T9">#</text:span><text:span text:style-name="T11">limpar</text:span><text:span text:style-name="T9">{</text:span></text:p>
      <text:p text:style-name="P9"/>
      <text:p text:style-name="P8"><text:span text:style-name="T9"><text:s text:c="4"/></text:span><text:span text:style-name="T11">margin</text:span><text:span text:style-name="T17">-</text:span><text:span text:style-name="T21">right</text:span><text:span text:style-name="T9">: 2</text:span><text:span text:style-name="T11">px</text:span><text:span text:style-name="T9">;</text:span></text:p>
      <text:p text:style-name="P8"><text:span text:style-name="T9"><text:s text:c="4"/></text:span><text:span text:style-name="T21">color</text:span><text:span text:style-name="T9">: </text:span><text:span text:style-name="T11">white</text:span><text:span text:style-name="T9">;</text:span></text:p>
      <text:p text:style-name="P8"><text:span text:style-name="T9"><text:s text:c="4"/></text:span><text:span text:style-name="T11">background</text:span><text:span text:style-name="T17">-</text:span><text:span text:style-name="T21">color</text:span><text:span text:style-name="T9">: </text:span><text:span text:style-name="T15">rgb</text:span><text:span text:style-name="T9">(</text:span><text:span text:style-name="T20">255</text:span><text:span text:style-name="T9">, </text:span><text:span text:style-name="T20">0</text:span><text:span text:style-name="T9">, </text:span><text:span text:style-name="T20">0</text:span><text:span text:style-name="T9">);</text:span></text:p>
      <text:p text:style-name="P8"><text:span text:style-name="T9"><text:s text:c="4"/></text:span><text:span text:style-name="T21">border</text:span><text:span text:style-name="T9">: 1</text:span><text:span text:style-name="T11">px</text:span><text:span text:style-name="T9"> </text:span><text:span text:style-name="T11">solid</text:span><text:span text:style-name="T9"> </text:span><text:span text:style-name="T11">black</text:span><text:span text:style-name="T9">;</text:span></text:p>
      <text:p text:style-name="P9"/>
      <text:p text:style-name="P8"><text:span text:style-name="T9">}</text:span></text:p>
      <text:p text:style-name="P9"/>
      <text:p text:style-name="P9"/>
      <text:p text:style-name="P8"><text:span text:style-name="T9">.</text:span><text:span text:style-name="T11">dados</text:span><text:span text:style-name="T17">-</text:span><text:span text:style-name="T11">recebidos</text:span><text:span text:style-name="T9">{</text:span></text:p>
      <text:p text:style-name="P9"/>
      <text:p text:style-name="P8"><text:span text:style-name="T9"><text:s text:c="4"/></text:span><text:span text:style-name="T21">border</text:span><text:span text:style-name="T9">: 2</text:span><text:span text:style-name="T11">px</text:span><text:span text:style-name="T9"> </text:span><text:span text:style-name="T11">solid</text:span><text:span text:style-name="T9">; <text:s text:c="11"/></text:span><text:span text:style-name="T13">/* Adiciona uma borda sólida de 2 pixels na cor preta */</text:span></text:p>
      <text:p text:style-name="P8"><text:span text:style-name="T9"><text:s text:c="4"/></text:span><text:span text:style-name="T21">padding</text:span><text:span text:style-name="T9">: 20</text:span><text:span text:style-name="T11">px</text:span><text:span text:style-name="T9">; <text:s text:c="15"/></text:span><text:span text:style-name="T13">/* Adiciona um espaçamento interno de 20 pixels para melhorar a aparência */</text:span></text:p>
      <text:p text:style-name="P8"><text:soft-page-break/><text:span text:style-name="T9"><text:s text:c="4"/></text:span><text:span text:style-name="T11">max</text:span><text:span text:style-name="T17">-</text:span><text:span text:style-name="T21">width</text:span><text:span text:style-name="T9">: 400</text:span><text:span text:style-name="T11">px</text:span><text:span text:style-name="T9">; <text:s text:c="12"/></text:span><text:span text:style-name="T13">/* Define a largura máxima do formulário */</text:span></text:p>
      <text:p text:style-name="P8"><text:span text:style-name="T9"><text:s text:c="4"/></text:span><text:span text:style-name="T21">margin</text:span><text:span text:style-name="T9">: </text:span><text:span text:style-name="T20">0</text:span><text:span text:style-name="T9"> </text:span><text:span text:style-name="T11">auto</text:span><text:span text:style-name="T9">; <text:s text:c="14"/></text:span><text:span text:style-name="T13">/* Define margens automáticas nos lados esquerdo e direito para centralizar horizontalmente */</text:span></text:p>
      <text:p text:style-name="P8"><text:span text:style-name="T9"><text:s text:c="4"/></text:span><text:span text:style-name="T11">margin</text:span><text:span text:style-name="T17">-</text:span><text:span text:style-name="T11">top</text:span><text:span text:style-name="T9">: 10</text:span><text:span text:style-name="T11">px</text:span><text:span text:style-name="T9">;</text:span></text:p>
      <text:p text:style-name="P8"><text:span text:style-name="T9"><text:s text:c="4"/></text:span><text:span text:style-name="T11">background</text:span><text:span text:style-name="T17">-</text:span><text:span text:style-name="T21">color</text:span><text:span text:style-name="T9">: </text:span><text:span text:style-name="T11">white</text:span><text:span text:style-name="T9">; <text:s text:c="3"/></text:span><text:span text:style-name="T13">/* Deixa o formulário com fundo branco*/</text:span></text:p>
      <text:p text:style-name="P9"/>
      <text:p text:style-name="P8"><text:span text:style-name="T9">}</text:span></text:p>
      <text:p text:style-name="P10"/>
      <text:p text:style-name="P11"><text:span text:style-name="T3">Agora no arquivo “index”, que está dentro de “src” você deve importar a tela formulário e chamar a função Formulário que criará a tela para nós, caso ele esteja no formato ”.jsx” altere para “.tsx”. Chamaremos ele dessa forma:</text:span></text:p>
      <text:p text:style-name="P8"><text:span text:style-name="T8">import</text:span><text:span text:style-name="T9"> </text:span><text:span text:style-name="T11">React</text:span><text:span text:style-name="T9"> </text:span><text:span text:style-name="T8">from</text:span><text:span text:style-name="T9"> </text:span><text:span text:style-name="T12">'react'</text:span><text:span text:style-name="T9">; </text:span><text:span text:style-name="T13">//Import do React</text:span></text:p>
      <text:p text:style-name="P8"><text:span text:style-name="T8">import</text:span><text:span text:style-name="T9"> </text:span><text:span text:style-name="T11">ReactDOM</text:span><text:span text:style-name="T9"> </text:span><text:span text:style-name="T8">from</text:span><text:span text:style-name="T9"> </text:span><text:span text:style-name="T12">'react-dom'</text:span><text:span text:style-name="T9">; </text:span><text:span text:style-name="T13">//Import do ReactDOM, ele que criará nossa tela</text:span></text:p>
      <text:p text:style-name="P8"><text:span text:style-name="T8">import</text:span><text:span text:style-name="T9"> </text:span><text:span text:style-name="T11">Formulario</text:span><text:span text:style-name="T9"> </text:span><text:span text:style-name="T8">from</text:span><text:span text:style-name="T9"> </text:span><text:span text:style-name="T12">'./src/Screen/Formulario/Formulario.tsx'</text:span><text:span text:style-name="T9"> </text:span><text:span text:style-name="T13">//Import da nossa tela do Formulário</text:span></text:p>
      <text:p text:style-name="P9"/>
      <text:p text:style-name="P8"><text:span text:style-name="T11">ReactDOM</text:span><text:span text:style-name="T9">.</text:span><text:span text:style-name="T15">render</text:span><text:span text:style-name="T9">(</text:span></text:p>
      <text:p text:style-name="P8"><text:span text:style-name="T9"><text:s text:c="4"/></text:span><text:span text:style-name="T13">//Essa é a função necessária para criar a tela do Form</text:span></text:p>
      <text:p text:style-name="P8"><text:span text:style-name="T9"><text:s text:c="4"/></text:span><text:span text:style-name="T13">//Dentro dela chamamos a tela</text:span></text:p>
      <text:p text:style-name="P8"><text:span text:style-name="T9"><text:s text:c="2"/></text:span><text:span text:style-name="T19">&lt;</text:span><text:span text:style-name="T18">React.StrictMode</text:span><text:span text:style-name="T19">&gt;</text:span><text:span text:style-name="T9"> <text:s text:c="3"/></text:span></text:p>
      <text:p text:style-name="P8"><text:span text:style-name="T9"><text:s text:c="4"/></text:span><text:span text:style-name="T19">&lt;</text:span><text:span text:style-name="T18">Formulario</text:span><text:span text:style-name="T9"> </text:span><text:span text:style-name="T19">/&gt;</text:span></text:p>
      <text:p text:style-name="P8"><text:span text:style-name="T9"><text:s text:c="2"/></text:span><text:span text:style-name="T19">&lt;/</text:span><text:span text:style-name="T18">React.StrictMode</text:span><text:span text:style-name="T19">&gt;</text:span><text:span text:style-name="T9">,</text:span></text:p>
      <text:p text:style-name="P8"><text:span text:style-name="T9"><text:s text:c="2"/></text:span><text:span text:style-name="T11">document</text:span><text:span text:style-name="T9">.</text:span><text:span text:style-name="T15">getElementById</text:span><text:span text:style-name="T9">(</text:span><text:span text:style-name="T12">'root'</text:span><text:span text:style-name="T9">)</text:span></text:p>
      <text:p text:style-name="P8"><text:span text:style-name="T9">);</text:span></text:p>
      <text:p text:style-name="P13"/>
      <text:list xml:id="list131514671170258" text:continue-numbering="true" text:style-name="WWNum1">
        <text:list-item>
          <text:p text:style-name="P7"><text:soft-page-break/><text:span text:style-name="T2">Back-End:</text:span></text:p>
        </text:list-item>
      </text:list>
      <text:p text:style-name="P13"/>
      <text:p text:style-name="P12"><text:span text:style-name="T2">Criaremos uma nova pasta chamada models. Nessa pasta armazenaremos todas as classes de nosso projeto. Para a task criaremos a task Dados, conforme o seguinte:</text:span></text:p>
      <text:p text:style-name="P12"><text:span text:style-name="T2"><text:tab/>É necessário criar um constructor conforme o exemplo. Mas os getters e setters são opcionais,</text:span></text:p>
      <text:p text:style-name="P12"><text:span text:style-name="T2"><text:tab/>Também criaremos o método fromJson que será responsável por receber os valores escritor no front-end. Esse método poderia receber qualquer nome mas a funcionalidade dele é clara, armazenar os dados em um objeto do tipo Dados.</text:span></text:p>
      <text:p text:style-name="P13"/>
      <text:p text:style-name="P13"/>
      <text:p text:style-name="P14"><text:span text:style-name="T22">class</text:span><text:span text:style-name="T24"> </text:span><text:span text:style-name="T25">Dados</text:span><text:span text:style-name="T24"> {</text:span></text:p>
      <text:p text:style-name="P15"/>
      <text:p text:style-name="P14"><text:span text:style-name="T24"><text:s text:c="4"/></text:span><text:span text:style-name="T22">constructor</text:span><text:span text:style-name="T24">(</text:span></text:p>
      <text:p text:style-name="P14"><text:span text:style-name="T24"><text:s text:c="8"/></text:span><text:span text:style-name="T22">private</text:span><text:span text:style-name="T24"> </text:span><text:span text:style-name="T27">texto</text:span><text:span text:style-name="T22">:</text:span><text:span text:style-name="T24"> </text:span><text:span text:style-name="T26">string</text:span><text:span text:style-name="T24">,</text:span></text:p>
      <text:p text:style-name="P14"><text:span text:style-name="T24"><text:s text:c="8"/></text:span><text:span text:style-name="T22">private</text:span><text:span text:style-name="T24"> </text:span><text:span text:style-name="T27">inteiro</text:span><text:span text:style-name="T22">:</text:span><text:span text:style-name="T24"> </text:span><text:span text:style-name="T26">number</text:span><text:span text:style-name="T24">,</text:span></text:p>
      <text:p text:style-name="P14"><text:span text:style-name="T24"><text:s text:c="8"/></text:span><text:span text:style-name="T22">private</text:span><text:span text:style-name="T24"> </text:span><text:span text:style-name="T27">booleano</text:span><text:span text:style-name="T22">:</text:span><text:span text:style-name="T24"> </text:span><text:span text:style-name="T26">boolean</text:span><text:span text:style-name="T24">,</text:span></text:p>
      <text:p text:style-name="P14"><text:span text:style-name="T24"><text:s text:c="8"/></text:span><text:span text:style-name="T22">private</text:span><text:span text:style-name="T24"> </text:span><text:span text:style-name="T27">opcaoSelect</text:span><text:span text:style-name="T22">:</text:span><text:span text:style-name="T24"> </text:span><text:span text:style-name="T26">string</text:span><text:span text:style-name="T24">,</text:span></text:p>
      <text:p text:style-name="P14"><text:span text:style-name="T24"><text:s text:c="8"/></text:span><text:span text:style-name="T22">private</text:span><text:span text:style-name="T24"> </text:span><text:span text:style-name="T27">opcaoRadio</text:span><text:span text:style-name="T22">:</text:span><text:span text:style-name="T24"> </text:span><text:span text:style-name="T26">string</text:span></text:p>
      <text:p text:style-name="P14"><text:span text:style-name="T24"><text:s text:c="4"/>) { }</text:span></text:p>
      <text:p text:style-name="P15"/>
      <text:p text:style-name="P14"><text:span text:style-name="T24"><text:s text:c="4"/></text:span><text:span text:style-name="T22">public</text:span><text:span text:style-name="T24"> </text:span><text:span text:style-name="T28">getTexto</text:span><text:span text:style-name="T24">() {</text:span></text:p>
      <text:p text:style-name="P14"><text:span text:style-name="T24"><text:s text:c="8"/></text:span><text:span text:style-name="T22">return</text:span><text:span text:style-name="T24"> </text:span><text:span text:style-name="T29">this</text:span><text:span text:style-name="T24">.texto;</text:span></text:p>
      <text:p text:style-name="P14"><text:span text:style-name="T24"><text:s text:c="4"/>}</text:span></text:p>
      <text:p text:style-name="P15"/>
      <text:p text:style-name="P14"><text:soft-page-break/><text:span text:style-name="T24"><text:s text:c="4"/></text:span><text:span text:style-name="T22">public</text:span><text:span text:style-name="T24"> </text:span><text:span text:style-name="T28">setTexto</text:span><text:span text:style-name="T24">(</text:span><text:span text:style-name="T27">texto</text:span><text:span text:style-name="T22">:</text:span><text:span text:style-name="T24"> </text:span><text:span text:style-name="T26">string</text:span><text:span text:style-name="T24">) {</text:span></text:p>
      <text:p text:style-name="P14"><text:span text:style-name="T24"><text:s text:c="8"/></text:span><text:span text:style-name="T29">this</text:span><text:span text:style-name="T24">.texto </text:span><text:span text:style-name="T22">=</text:span><text:span text:style-name="T24"> </text:span><text:span text:style-name="T27">texto</text:span><text:span text:style-name="T24">;</text:span></text:p>
      <text:p text:style-name="P14"><text:span text:style-name="T24"><text:s text:c="4"/>}</text:span></text:p>
      <text:p text:style-name="P15"/>
      <text:p text:style-name="P14"><text:span text:style-name="T24"><text:s text:c="4"/></text:span><text:span text:style-name="T22">public</text:span><text:span text:style-name="T24"> </text:span><text:span text:style-name="T28">getInteiro</text:span><text:span text:style-name="T24">() {</text:span></text:p>
      <text:p text:style-name="P14"><text:span text:style-name="T24"><text:s text:c="8"/></text:span><text:span text:style-name="T22">return</text:span><text:span text:style-name="T24"> </text:span><text:span text:style-name="T29">this</text:span><text:span text:style-name="T24">.inteiro;</text:span></text:p>
      <text:p text:style-name="P14"><text:span text:style-name="T24"><text:s text:c="4"/>}</text:span></text:p>
      <text:p text:style-name="P15"/>
      <text:p text:style-name="P14"><text:span text:style-name="T24"><text:s text:c="4"/></text:span><text:span text:style-name="T22">public</text:span><text:span text:style-name="T24"> </text:span><text:span text:style-name="T28">setInteiro</text:span><text:span text:style-name="T24">(</text:span><text:span text:style-name="T27">inteiro</text:span><text:span text:style-name="T22">:</text:span><text:span text:style-name="T24"> </text:span><text:span text:style-name="T26">number</text:span><text:span text:style-name="T24">) {</text:span></text:p>
      <text:p text:style-name="P14"><text:span text:style-name="T24"><text:s text:c="8"/></text:span><text:span text:style-name="T29">this</text:span><text:span text:style-name="T24">.inteiro </text:span><text:span text:style-name="T22">=</text:span><text:span text:style-name="T24"> </text:span><text:span text:style-name="T27">inteiro</text:span><text:span text:style-name="T24">;</text:span></text:p>
      <text:p text:style-name="P14"><text:span text:style-name="T24"><text:s text:c="4"/>}</text:span></text:p>
      <text:p text:style-name="P15"/>
      <text:p text:style-name="P14"><text:span text:style-name="T24"><text:s text:c="4"/></text:span><text:span text:style-name="T22">public</text:span><text:span text:style-name="T24"> </text:span><text:span text:style-name="T28">getBooleano</text:span><text:span text:style-name="T24">() {</text:span></text:p>
      <text:p text:style-name="P14"><text:span text:style-name="T24"><text:s text:c="8"/></text:span><text:span text:style-name="T22">return</text:span><text:span text:style-name="T24"> </text:span><text:span text:style-name="T29">this</text:span><text:span text:style-name="T24">.booleano;</text:span></text:p>
      <text:p text:style-name="P14"><text:span text:style-name="T24"><text:s text:c="4"/>}</text:span></text:p>
      <text:p text:style-name="P15"/>
      <text:p text:style-name="P14"><text:span text:style-name="T24"><text:s text:c="4"/></text:span><text:span text:style-name="T22">public</text:span><text:span text:style-name="T24"> </text:span><text:span text:style-name="T28">setBooleano</text:span><text:span text:style-name="T24">(</text:span><text:span text:style-name="T27">booleano</text:span><text:span text:style-name="T22">:</text:span><text:span text:style-name="T24"> </text:span><text:span text:style-name="T26">boolean</text:span><text:span text:style-name="T24">) {</text:span></text:p>
      <text:p text:style-name="P14"><text:span text:style-name="T24"><text:s text:c="8"/></text:span><text:span text:style-name="T29">this</text:span><text:span text:style-name="T24">.booleano </text:span><text:span text:style-name="T22">=</text:span><text:span text:style-name="T24"> </text:span><text:span text:style-name="T27">booleano</text:span><text:span text:style-name="T24">;</text:span></text:p>
      <text:p text:style-name="P14"><text:span text:style-name="T24"><text:s text:c="4"/>}</text:span></text:p>
      <text:p text:style-name="P15"/>
      <text:p text:style-name="P14"><text:span text:style-name="T24"><text:s text:c="4"/></text:span><text:span text:style-name="T22">public</text:span><text:span text:style-name="T24"> </text:span><text:span text:style-name="T28">getOpcaoSelect</text:span><text:span text:style-name="T24">() {</text:span></text:p>
      <text:p text:style-name="P14"><text:soft-page-break/><text:span text:style-name="T24"><text:s text:c="8"/></text:span><text:span text:style-name="T22">return</text:span><text:span text:style-name="T24"> </text:span><text:span text:style-name="T29">this</text:span><text:span text:style-name="T24">.opcaoSelect;</text:span></text:p>
      <text:p text:style-name="P14"><text:span text:style-name="T24"><text:s text:c="4"/>}</text:span></text:p>
      <text:p text:style-name="P15"/>
      <text:p text:style-name="P14"><text:span text:style-name="T24"><text:s text:c="4"/></text:span><text:span text:style-name="T22">public</text:span><text:span text:style-name="T24"> </text:span><text:span text:style-name="T28">setOpcaoSelect</text:span><text:span text:style-name="T24">(</text:span><text:span text:style-name="T27">opcaoSelect</text:span><text:span text:style-name="T22">:</text:span><text:span text:style-name="T24"> </text:span><text:span text:style-name="T26">string</text:span><text:span text:style-name="T24">) {</text:span></text:p>
      <text:p text:style-name="P14"><text:span text:style-name="T24"><text:s text:c="8"/></text:span><text:span text:style-name="T29">this</text:span><text:span text:style-name="T24">.opcaoSelect </text:span><text:span text:style-name="T22">=</text:span><text:span text:style-name="T24"> </text:span><text:span text:style-name="T27">opcaoSelect</text:span><text:span text:style-name="T24">;</text:span></text:p>
      <text:p text:style-name="P14"><text:span text:style-name="T24"><text:s text:c="4"/>}</text:span></text:p>
      <text:p text:style-name="P15"/>
      <text:p text:style-name="P14"><text:span text:style-name="T24"><text:s text:c="4"/></text:span><text:span text:style-name="T22">public</text:span><text:span text:style-name="T24"> </text:span><text:span text:style-name="T28">getOpcaoRadio</text:span><text:span text:style-name="T24">() {</text:span></text:p>
      <text:p text:style-name="P14"><text:span text:style-name="T24"><text:s text:c="8"/></text:span><text:span text:style-name="T22">return</text:span><text:span text:style-name="T24"> </text:span><text:span text:style-name="T29">this</text:span><text:span text:style-name="T24">.opcaoRadio;</text:span></text:p>
      <text:p text:style-name="P14"><text:span text:style-name="T24"><text:s text:c="4"/>}</text:span></text:p>
      <text:p text:style-name="P15"/>
      <text:p text:style-name="P14"><text:span text:style-name="T24"><text:s text:c="4"/></text:span><text:span text:style-name="T22">public</text:span><text:span text:style-name="T24"> </text:span><text:span text:style-name="T28">setOpcaoRadio</text:span><text:span text:style-name="T24">(</text:span><text:span text:style-name="T27">opcaoRadio</text:span><text:span text:style-name="T22">:</text:span><text:span text:style-name="T24"> </text:span><text:span text:style-name="T26">string</text:span><text:span text:style-name="T24">) {</text:span></text:p>
      <text:p text:style-name="P14"><text:span text:style-name="T24"><text:s text:c="8"/></text:span><text:span text:style-name="T29">this</text:span><text:span text:style-name="T24">.opcaoRadio </text:span><text:span text:style-name="T22">=</text:span><text:span text:style-name="T24"> </text:span><text:span text:style-name="T27">opcaoRadio</text:span><text:span text:style-name="T24">;</text:span></text:p>
      <text:p text:style-name="P14"><text:span text:style-name="T24"><text:s text:c="4"/>}</text:span></text:p>
      <text:p text:style-name="P15"/>
      <text:p text:style-name="P14"><text:span text:style-name="T24"><text:s text:c="4"/></text:span><text:span text:style-name="T22">public</text:span><text:span text:style-name="T24"> </text:span><text:span text:style-name="T22">static</text:span><text:span text:style-name="T24"> </text:span><text:span text:style-name="T28">fromJson</text:span><text:span text:style-name="T24">(</text:span><text:span text:style-name="T27">json</text:span><text:span text:style-name="T22">:</text:span><text:span text:style-name="T24"> </text:span><text:span text:style-name="T25">Dados</text:span><text:span text:style-name="T24">)</text:span><text:span text:style-name="T22">:</text:span><text:span text:style-name="T24"> </text:span><text:span text:style-name="T25">Dados</text:span><text:span text:style-name="T24"> {</text:span></text:p>
      <text:p text:style-name="P14"><text:span text:style-name="T24"><text:s text:c="8"/></text:span><text:span text:style-name="T22">return</text:span><text:span text:style-name="T24"> </text:span><text:span text:style-name="T23">new</text:span><text:span text:style-name="T24"> </text:span><text:span text:style-name="T25">Dados</text:span><text:span text:style-name="T24">(</text:span></text:p>
      <text:p text:style-name="P14"><text:span text:style-name="T24"><text:s text:c="12"/></text:span><text:span text:style-name="T27">json</text:span><text:span text:style-name="T24">.texto,</text:span></text:p>
      <text:p text:style-name="P14"><text:span text:style-name="T24"><text:s text:c="12"/></text:span><text:span text:style-name="T27">json</text:span><text:span text:style-name="T24">.inteiro,</text:span></text:p>
      <text:p text:style-name="P14"><text:span text:style-name="T24"><text:s text:c="12"/></text:span><text:span text:style-name="T27">json</text:span><text:span text:style-name="T24">.booleano,</text:span></text:p>
      <text:p text:style-name="P14"><text:span text:style-name="T24"><text:s text:c="12"/></text:span><text:span text:style-name="T27">json</text:span><text:span text:style-name="T24">.opcaoSelect,</text:span></text:p>
      <text:p text:style-name="P14"><text:soft-page-break/><text:span text:style-name="T24"><text:s text:c="12"/></text:span><text:span text:style-name="T27">json</text:span><text:span text:style-name="T24">.opcaoRadio</text:span></text:p>
      <text:p text:style-name="P14"><text:span text:style-name="T24"><text:s text:c="8"/>)</text:span></text:p>
      <text:p text:style-name="P14"><text:span text:style-name="T24"><text:s text:c="4"/>}</text:span></text:p>
      <text:p text:style-name="P14"><text:span text:style-name="T24">}</text:span></text:p>
      <text:p text:style-name="P15"/>
      <text:p text:style-name="P14"><text:span text:style-name="T22">export</text:span><text:span text:style-name="T24"> </text:span><text:span text:style-name="T22">default</text:span><text:span text:style-name="T24"> </text:span><text:span text:style-name="T25">Dados</text:span><text:span text:style-name="T24">;</text:span></text:p>
      <text:p text:style-name="P13"/>
      <text:p text:style-name="P17"/>
      <text:p text:style-name="P16"><text:span text:style-name="T2">Devemos criar também um controller que será responsável por controlar as operações relacionadas aquela classe como inserir valores de objetos no banco de dados ou receber valores do frontend e etc…</text:span></text:p>
      <text:p text:style-name="P4"><text:span text:style-name="T22">import</text:span><text:span text:style-name="T24"> { Request, Response } </text:span><text:span text:style-name="T22">from</text:span><text:span text:style-name="T24"> </text:span><text:span text:style-name="T31">'</text:span><text:span text:style-name="T32">express</text:span><text:span text:style-name="T31">'</text:span><text:span text:style-name="T24">;</text:span></text:p>
      <text:p text:style-name="P4"><text:span text:style-name="T22">import</text:span><text:span text:style-name="T24"> Dados </text:span><text:span text:style-name="T22">from</text:span><text:span text:style-name="T24"> </text:span><text:span text:style-name="T31">'</text:span><text:span text:style-name="T32">../../Models/Dados/Dados</text:span><text:span text:style-name="T31">'</text:span><text:span text:style-name="T24">;</text:span></text:p>
      <text:p text:style-name="P4"><text:span text:style-name="T22">import</text:span><text:span text:style-name="T24"> logger </text:span><text:span text:style-name="T22">from</text:span><text:span text:style-name="T24"> </text:span><text:span text:style-name="T31">'</text:span><text:span text:style-name="T32">../../Log/logger</text:span><text:span text:style-name="T31">'</text:span><text:span text:style-name="T24">;</text:span></text:p>
      <text:p text:style-name="P3"/>
      <text:p text:style-name="P4"><text:span text:style-name="T22">class</text:span><text:span text:style-name="T24"> </text:span><text:span text:style-name="T25">DataController</text:span><text:span text:style-name="T24"> {</text:span></text:p>
      <text:p text:style-name="P3"/>
      <text:p text:style-name="P4"><text:span text:style-name="T24"><text:s text:c="2"/></text:span><text:span text:style-name="T22">public</text:span><text:span text:style-name="T24"> </text:span><text:span text:style-name="T28">exampleRoute</text:span><text:span text:style-name="T24">(</text:span><text:span text:style-name="T27">req</text:span><text:span text:style-name="T22">:</text:span><text:span text:style-name="T24"> </text:span><text:span text:style-name="T26">Request</text:span><text:span text:style-name="T24">, </text:span><text:span text:style-name="T27">res</text:span><text:span text:style-name="T22">:</text:span><text:span text:style-name="T24"> </text:span><text:span text:style-name="T26">Response</text:span><text:span text:style-name="T24">)</text:span><text:span text:style-name="T22">:</text:span><text:span text:style-name="T24"> </text:span><text:span text:style-name="T26">void</text:span><text:span text:style-name="T24"> {</text:span></text:p>
      <text:p text:style-name="P4"><text:span text:style-name="T24"><text:s text:c="4"/></text:span><text:span text:style-name="T22">let</text:span><text:span text:style-name="T24"> newObject </text:span><text:span text:style-name="T22">=</text:span><text:span text:style-name="T24"> </text:span><text:span text:style-name="T25">Dados</text:span><text:span text:style-name="T24">.</text:span><text:span text:style-name="T28">fromJson</text:span><text:span text:style-name="T24">(</text:span><text:span text:style-name="T27">req</text:span><text:span text:style-name="T24">.body);</text:span></text:p>
      <text:p text:style-name="P3"/>
      <text:p text:style-name="P4"><text:span text:style-name="T24"><text:s text:c="4"/></text:span><text:span text:style-name="T30">logger</text:span><text:span text:style-name="T24">.</text:span><text:span text:style-name="T28">info</text:span><text:span text:style-name="T24">(newObject);</text:span></text:p>
      <text:p text:style-name="P3"/>
      <text:p text:style-name="P4"><text:span text:style-name="T24"><text:s text:c="4"/></text:span><text:span text:style-name="T27">res</text:span><text:span text:style-name="T24">.</text:span><text:span text:style-name="T28">json</text:span><text:span text:style-name="T24">(newObject);</text:span></text:p>
      <text:p text:style-name="P4"><text:soft-page-break/><text:span text:style-name="T24"><text:s text:c="2"/>}</text:span></text:p>
      <text:p text:style-name="P4"><text:span text:style-name="T24">}</text:span></text:p>
      <text:p text:style-name="P3"/>
      <text:p text:style-name="P4"><text:span text:style-name="T22">export</text:span><text:span text:style-name="T24"> </text:span><text:span text:style-name="T22">default</text:span><text:span text:style-name="T24"> </text:span><text:span text:style-name="T23">new</text:span><text:span text:style-name="T24"> </text:span><text:span text:style-name="T25">DataController</text:span><text:span text:style-name="T24">();</text:span></text:p>
      <text:p text:style-name="P17"/>
      <text:p text:style-name="P18"><text:span text:style-name="T2">Importamos a classe e o express sendo opcional o uso de um logger podendo o logger ser substituído pelo nativo “console.log()”. Criaremos a classe DataController e o método exampleRoute (Rota de exemplo) que retorna void pois os dados serão mostrados apenas no frontend. </text:span></text:p>
      <text:p text:style-name="P18"><text:span text:style-name="T2">Cria-se um objeto com nome qualquer (ex. newObject) e comparamos ele com Dados.fromJson(req.body). req.body recebe os valores escritos no frontend e cria um objeto do tipo Dados com esses valores. O logger mostrará os valores do objeto no terminal e o res.json(newObject) enviara a Response ou resposta para o frontend, no caso, o objeto newObject com os valores desejados.</text:span></text:p>
      <text:p text:style-name="P16"><text:span text:style-name="T2"><text:tab/>Por fim, exportamos a classe DataController().</text:span></text:p>
      <text:p text:style-name="P17"/>
      <text:p text:style-name="P16"><text:span text:style-name="T2">Devemos agora definir a rota a ser utilizada para comunicação. Basta voltar ao arquivo routes.ts e adicionar uma nova rota do tipo post (padrão do express).</text:span></text:p>
      <text:p text:style-name="P17"/>
      <text:p text:style-name="P4"><text:span text:style-name="T30">router</text:span><text:span text:style-name="T24">.</text:span><text:span text:style-name="T28">post</text:span><text:span text:style-name="T24">(</text:span><text:span text:style-name="T31">'</text:span><text:span text:style-name="T32">/formulario</text:span><text:span text:style-name="T31">'</text:span><text:span text:style-name="T24">, dataController.</text:span><text:span text:style-name="T28">exampleRoute</text:span><text:span text:style-name="T24">);</text:span></text:p>
      <text:p text:style-name="P17"/>
      <text:p text:style-name="P16"><text:span text:style-name="T2"><text:tab/>A url definida foi /formulário e os valores serão recebidos via dataController utilizando o método exampleRoute. </text:span></text:p>
      <text:p text:style-name="P16"><text:span text:style-name="T2"><text:tab/>Por fim, estamos prontos para utilizar no fronte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9" meta:paragraph-count="267" meta:word-count="1176" meta:character-count="10945" meta:non-whitespace-character-count="7608"/>
    <meta:generator>LibreOfficeDev/6.0.5.2$Linux_X86_64 LibreOffice_project/</meta:generator>
  </office:meta>
</office:document-meta>
</file>